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ial_times_NO_REPLAY_ALL" table:style-name="ta1">
        <table:shapes>
          <draw:frame draw:z-index="0" draw:style-name="gr1" draw:text-style-name="P1" svg:width="159.99mm" svg:height="89.99mm" svg:x="85.11mm" svg:y="529.85mm">
            <loext:p draw:notify-on-update-of-ranges="trial_times_NO_REPLAY_ALL.AS96:trial_times_NO_REPLAY_ALL.AS1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7.94mm" svg:y="118.93mm">
            <loext:p draw:notify-on-update-of-ranges="trial_times_NO_REPLAY_ALL.AS3:trial_times_NO_REPLAY_ALL.AS3 trial_times_NO_REPLAY_ALL.AS4:trial_times_NO_REPLAY_ALL.AS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6.46mm" svg:y="324.78mm">
            <loext:p draw:notify-on-update-of-ranges="trial_times_NO_REPLAY_ALL.AS51:trial_times_NO_REPLAY_ALL.AS51 trial_times_NO_REPLAY_ALL.AS52:trial_times_NO_REPLAY_ALL.AS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number-columns-repeated="40" table:default-cell-style-name="Default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65"/>
          <table:table-cell/>
          <table:table-cell table:style-name="ce7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26"/>
          <table:table-cell/>
          <table:table-cell table:style-name="ce7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0"/>
          <table:table-cell table:formula="of:=AVERAGE([.E4:.AR4])" office:value-type="string" office:string-value="" calcext:value-type="error">
            <text:p>#DIV/0!</text:p>
          </table:table-cell>
          <table:table-cell table:formula="of:=STDEV([.E4:.AR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0"/>
          <table:table-cell table:formula="of:=AVERAGE([.E5:.AR5])" office:value-type="string" office:string-value="" calcext:value-type="error">
            <text:p>#DIV/0!</text:p>
          </table:table-cell>
          <table:table-cell table:formula="of:=STDEV([.E5:.AR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0"/>
          <table:table-cell table:formula="of:=AVERAGE([.E6:.AR6])" office:value-type="string" office:string-value="" calcext:value-type="error">
            <text:p>#DIV/0!</text:p>
          </table:table-cell>
          <table:table-cell table:formula="of:=STDEV([.E6:.AR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0"/>
          <table:table-cell table:formula="of:=AVERAGE([.E7:.AR7])" office:value-type="string" office:string-value="" calcext:value-type="error">
            <text:p>#DIV/0!</text:p>
          </table:table-cell>
          <table:table-cell table:formula="of:=STDEV([.E7:.AR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0"/>
          <table:table-cell table:formula="of:=AVERAGE([.E8:.AR8])" office:value-type="string" office:string-value="" calcext:value-type="error">
            <text:p>#DIV/0!</text:p>
          </table:table-cell>
          <table:table-cell table:formula="of:=STDEV([.E8:.AR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0"/>
          <table:table-cell table:formula="of:=AVERAGE([.E9:.AR9])" office:value-type="string" office:string-value="" calcext:value-type="error">
            <text:p>#DIV/0!</text:p>
          </table:table-cell>
          <table:table-cell table:formula="of:=STDEV([.E9:.AR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number-columns-repeated="40"/>
          <table:table-cell table:formula="of:=AVERAGE([.E10:.AR10])" office:value-type="string" office:string-value="" calcext:value-type="error">
            <text:p>#DIV/0!</text:p>
          </table:table-cell>
          <table:table-cell table:formula="of:=STDEV([.E10:.AR1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number-columns-repeated="40"/>
          <table:table-cell table:formula="of:=AVERAGE([.E11:.AR11])" office:value-type="string" office:string-value="" calcext:value-type="error">
            <text:p>#DIV/0!</text:p>
          </table:table-cell>
          <table:table-cell table:formula="of:=STDEV([.E11:.AR1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number-columns-repeated="40"/>
          <table:table-cell table:formula="of:=AVERAGE([.E12:.AR12])" office:value-type="string" office:string-value="" calcext:value-type="error">
            <text:p>#DIV/0!</text:p>
          </table:table-cell>
          <table:table-cell table:formula="of:=STDEV([.E12:.AR1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number-columns-repeated="40"/>
          <table:table-cell table:formula="of:=AVERAGE([.E13:.AR13])" office:value-type="string" office:string-value="" calcext:value-type="error">
            <text:p>#DIV/0!</text:p>
          </table:table-cell>
          <table:table-cell table:formula="of:=STDEV([.E13:.AR1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number-columns-repeated="40"/>
          <table:table-cell table:formula="of:=AVERAGE([.E14:.AR14])" office:value-type="string" office:string-value="" calcext:value-type="error">
            <text:p>#DIV/0!</text:p>
          </table:table-cell>
          <table:table-cell table:formula="of:=STDEV([.E14:.AR1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number-columns-repeated="40"/>
          <table:table-cell table:formula="of:=AVERAGE([.E15:.AR15])" office:value-type="string" office:string-value="" calcext:value-type="error">
            <text:p>#DIV/0!</text:p>
          </table:table-cell>
          <table:table-cell table:formula="of:=STDEV([.E15:.AR1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40"/>
          <table:table-cell table:formula="of:=AVERAGE([.E16:.AR16])" office:value-type="string" office:string-value="" calcext:value-type="error">
            <text:p>#DIV/0!</text:p>
          </table:table-cell>
          <table:table-cell table:formula="of:=STDEV([.E16:.AR1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40"/>
          <table:table-cell table:formula="of:=AVERAGE([.E17:.AR17])" office:value-type="string" office:string-value="" calcext:value-type="error">
            <text:p>#DIV/0!</text:p>
          </table:table-cell>
          <table:table-cell table:formula="of:=STDEV([.E17:.AR1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number-columns-repeated="40"/>
          <table:table-cell table:formula="of:=AVERAGE([.E18:.AR18])" office:value-type="string" office:string-value="" calcext:value-type="error">
            <text:p>#DIV/0!</text:p>
          </table:table-cell>
          <table:table-cell table:formula="of:=STDEV([.E18:.AR1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0"/>
          <table:table-cell table:formula="of:=AVERAGE([.E19:.AR19])" office:value-type="string" office:string-value="" calcext:value-type="error">
            <text:p>#DIV/0!</text:p>
          </table:table-cell>
          <table:table-cell table:formula="of:=STDEV([.E19:.AR1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0"/>
          <table:table-cell table:formula="of:=AVERAGE([.E20:.AR20])" office:value-type="string" office:string-value="" calcext:value-type="error">
            <text:p>#DIV/0!</text:p>
          </table:table-cell>
          <table:table-cell table:formula="of:=STDEV([.E20:.AR2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0"/>
          <table:table-cell table:formula="of:=AVERAGE([.E21:.AR21])" office:value-type="string" office:string-value="" calcext:value-type="error">
            <text:p>#DIV/0!</text:p>
          </table:table-cell>
          <table:table-cell table:formula="of:=STDEV([.E21:.AR2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0"/>
          <table:table-cell table:formula="of:=AVERAGE([.E22:.AR22])" office:value-type="string" office:string-value="" calcext:value-type="error">
            <text:p>#DIV/0!</text:p>
          </table:table-cell>
          <table:table-cell table:formula="of:=STDEV([.E22:.AR2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0"/>
          <table:table-cell table:formula="of:=AVERAGE([.E23:.AR23])" office:value-type="string" office:string-value="" calcext:value-type="error">
            <text:p>#DIV/0!</text:p>
          </table:table-cell>
          <table:table-cell table:formula="of:=STDEV([.E23:.AR2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4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style-name="ce6" table:number-columns-repeated="41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70999999999992" calcext:value-type="float">
            <text:p>5.71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15.9599999999997" calcext:value-type="float">
            <text:p>15.96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16.3799999999998" calcext:value-type="float">
            <text:p>16.38</text:p>
          </table:table-cell>
          <table:table-cell table:style-name="ce2" office:value-type="float" office:value="23.1700000000008" calcext:value-type="float">
            <text:p>23.17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5.3900000000012" calcext:value-type="float">
            <text:p>25.39</text:p>
          </table:table-cell>
          <table:table-cell table:style-name="ce2" office:value-type="float" office:value="6.24999999999991" calcext:value-type="float">
            <text:p>6.25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6.7599999999999" calcext:value-type="float">
            <text:p>6.7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office:value-type="float" office:value="22.0100000000006" calcext:value-type="float">
            <text:p>22.01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20.4800000000004" calcext:value-type="float">
            <text:p>20.48</text:p>
          </table:table-cell>
          <table:table-cell table:style-name="ce2" office:value-type="float" office:value="16.0199999999997" calcext:value-type="float">
            <text:p>16.02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7.0099999999999" calcext:value-type="float">
            <text:p>7.01</text:p>
          </table:table-cell>
          <table:table-cell table:style-name="ce2" office:value-type="float" office:value="43.29" calcext:value-type="float">
            <text:p>43.29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4.4899999999997" calcext:value-type="float">
            <text:p>14.49</text:p>
          </table:table-cell>
          <table:table-cell table:style-name="ce2" office:value-type="float" office:value="23.2500000000008" calcext:value-type="float">
            <text:p>23.25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24.9800000000011" calcext:value-type="float">
            <text:p>24.98</text:p>
          </table:table-cell>
          <table:table-cell table:style-name="ce2" office:value-type="float" office:value="24.180000000001" calcext:value-type="float">
            <text:p>24.18</text:p>
          </table:table-cell>
          <table:table-cell table:style-name="ce2" office:value-type="float" office:value="16.1899999999997" calcext:value-type="float">
            <text:p>16.19</text:p>
          </table:table-cell>
          <table:table-cell office:value-type="float" office:value="35.0400000000016" calcext:value-type="float">
            <text:p>35.04</text:p>
          </table:table-cell>
          <table:table-cell table:style-name="ce2" office:value-type="float" office:value="67.0599999999974" calcext:value-type="float">
            <text:p>67.06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13.9799999999997" calcext:value-type="float">
            <text:p>13.98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22.0000000000006" calcext:value-type="float">
            <text:p>22</text:p>
          </table:table-cell>
          <table:table-cell table:style-name="ce2" office:value-type="float" office:value="4.80999999999994" calcext:value-type="float">
            <text:p>4.81</text:p>
          </table:table-cell>
          <table:table-cell table:formula="of:=AVERAGE([.E52:.AR52])" office:value-type="float" office:value="14.5025000000001" calcext:value-type="float">
            <text:p>14.5025</text:p>
          </table:table-cell>
          <table:table-cell table:formula="of:=STDEV([.E52:.AR52])" office:value-type="float" office:value="12.621341053945" calcext:value-type="float">
            <text:p>12.621341053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9.7399999999987" calcext:value-type="float">
            <text:p>49.74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15.4899999999997" calcext:value-type="float">
            <text:p>15.49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18.9800000000002" calcext:value-type="float">
            <text:p>18.98</text:p>
          </table:table-cell>
          <table:table-cell table:style-name="ce2" office:value-type="float" office:value="22.7800000000008" calcext:value-type="float">
            <text:p>22.78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14.7099999999997" calcext:value-type="float">
            <text:p>14.71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14.7199999999997" calcext:value-type="float">
            <text:p>14.72</text:p>
          </table:table-cell>
          <table:table-cell table:style-name="ce2" office:value-type="float" office:value="15.4399999999997" calcext:value-type="float">
            <text:p>15.44</text:p>
          </table:table-cell>
          <table:table-cell table:style-name="ce2" office:value-type="float" office:value="31.030000000002" calcext:value-type="float">
            <text:p>31.03</text:p>
          </table:table-cell>
          <table:table-cell table:style-name="ce2" office:value-type="float" office:value="29.0800000000017" calcext:value-type="float">
            <text:p>29.08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15.0799999999997" calcext:value-type="float">
            <text:p>15.08</text:p>
          </table:table-cell>
          <table:table-cell table:style-name="ce2" office:value-type="float" office:value="74.7800000000014" calcext:value-type="float">
            <text:p>74.78</text:p>
          </table:table-cell>
          <table:table-cell table:style-name="ce2" office:value-type="float" office:value="3.79999999999996" calcext:value-type="float">
            <text:p>3.8</text:p>
          </table:table-cell>
          <table:table-cell table:style-name="ce2" office:value-type="float" office:value="9.43999999999984" calcext:value-type="float">
            <text:p>9.44</text:p>
          </table:table-cell>
          <table:table-cell table:style-name="ce2" office:value-type="float" office:value="9.28999999999985" calcext:value-type="float">
            <text:p>9.29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1.5799999999998" calcext:value-type="float">
            <text:p>11.58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8.86999999999986" calcext:value-type="float">
            <text:p>8.87</text:p>
          </table:table-cell>
          <table:table-cell table:style-name="ce2" office:value-type="float" office:value="8.61999999999986" calcext:value-type="float">
            <text:p>8.62</text:p>
          </table:table-cell>
          <table:table-cell table:style-name="ce2" office:value-type="float" office:value="46.1299999999994" calcext:value-type="float">
            <text:p>46.13</text:p>
          </table:table-cell>
          <table:table-cell table:style-name="ce2" office:value-type="float" office:value="14.0499999999997" calcext:value-type="float">
            <text:p>14.05</text:p>
          </table:table-cell>
          <table:table-cell table:style-name="ce2" office:value-type="float" office:value="49.2699999999988" calcext:value-type="float">
            <text:p>49.27</text:p>
          </table:table-cell>
          <table:table-cell table:style-name="ce2" office:value-type="float" office:value="9.28999999999985" calcext:value-type="float">
            <text:p>9.29</text:p>
          </table:table-cell>
          <table:table-cell table:style-name="ce2" office:value-type="float" office:value="18.3900000000001" calcext:value-type="float">
            <text:p>18.39</text:p>
          </table:table-cell>
          <table:table-cell table:style-name="ce2" office:value-type="float" office:value="8.16999999999987" calcext:value-type="float">
            <text:p>8.17</text:p>
          </table:table-cell>
          <table:table-cell table:style-name="ce2" office:value-type="float" office:value="30.410000000002" calcext:value-type="float">
            <text:p>30.41</text:p>
          </table:table-cell>
          <table:table-cell table:style-name="ce2" office:value-type="float" office:value="21.7100000000006" calcext:value-type="float">
            <text:p>21.71</text:p>
          </table:table-cell>
          <table:table-cell office:value-type="float" office:value="19.2000000000002" calcext:value-type="float">
            <text:p>19.2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3.7199999999998" calcext:value-type="float">
            <text:p>13.72</text:p>
          </table:table-cell>
          <table:table-cell table:formula="of:=AVERAGE([.E53:.AR53])" office:value-type="float" office:value="16.59725" calcext:value-type="float">
            <text:p>16.59725</text:p>
          </table:table-cell>
          <table:table-cell table:formula="of:=STDEV([.E53:.AR53])" office:value-type="float" office:value="15.3084977218538" calcext:value-type="float">
            <text:p>15.308497721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.81999999999994" calcext:value-type="float">
            <text:p>4.82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7.0699999999999" calcext:value-type="float">
            <text:p>17.07</text:p>
          </table:table-cell>
          <table:table-cell table:style-name="ce2" office:value-type="float" office:value="12.2099999999998" calcext:value-type="float">
            <text:p>12.21</text:p>
          </table:table-cell>
          <table:table-cell table:style-name="ce2" office:value-type="float" office:value="21.7100000000006" calcext:value-type="float">
            <text:p>21.71</text:p>
          </table:table-cell>
          <table:table-cell table:style-name="ce2" office:value-type="float" office:value="41.5300000000003" calcext:value-type="float">
            <text:p>41.53</text:p>
          </table:table-cell>
          <table:table-cell table:style-name="ce2" office:value-type="float" office:value="5.47999999999993" calcext:value-type="float">
            <text:p>5.48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5.9600000000013" calcext:value-type="float">
            <text:p>25.96</text:p>
          </table:table-cell>
          <table:table-cell table:style-name="ce2" office:value-type="float" office:value="43.8099999999999" calcext:value-type="float">
            <text:p>43.81</text:p>
          </table:table-cell>
          <table:table-cell table:style-name="ce2" office:value-type="float" office:value="19.6600000000003" calcext:value-type="float">
            <text:p>19.66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12.0499999999998" calcext:value-type="float">
            <text:p>12.05</text:p>
          </table:table-cell>
          <table:table-cell table:style-name="ce2" office:value-type="float" office:value="16.7199999999998" calcext:value-type="float">
            <text:p>16.72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12.9899999999998" calcext:value-type="float">
            <text:p>12.99</text:p>
          </table:table-cell>
          <table:table-cell table:style-name="ce2" office:value-type="float" office:value="18.9600000000002" calcext:value-type="float">
            <text:p>18.96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10.6999999999998" calcext:value-type="float">
            <text:p>10.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9.16999999999985" calcext:value-type="float">
            <text:p>9.1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5.42999999999993" calcext:value-type="float">
            <text:p>5.43</text:p>
          </table:table-cell>
          <table:table-cell table:style-name="ce2" office:value-type="float" office:value="11.0399999999998" calcext:value-type="float">
            <text:p>11.04</text:p>
          </table:table-cell>
          <table:table-cell table:style-name="ce2" office:value-type="float" office:value="29.3200000000018" calcext:value-type="float">
            <text:p>29.32</text:p>
          </table:table-cell>
          <table:table-cell table:style-name="ce2" office:value-type="float" office:value="15.9999999999997" calcext:value-type="float">
            <text:p>16</text:p>
          </table:table-cell>
          <table:table-cell table:style-name="ce2" office:value-type="float" office:value="16.3499999999998" calcext:value-type="float">
            <text:p>16.35</text:p>
          </table:table-cell>
          <table:table-cell table:style-name="ce2" office:value-type="float" office:value="10.6899999999998" calcext:value-type="float">
            <text:p>10.69</text:p>
          </table:table-cell>
          <table:table-cell table:style-name="ce2" office:value-type="float" office:value="3.57999999999997" calcext:value-type="float">
            <text:p>3.58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14.4699999999997" calcext:value-type="float">
            <text:p>14.47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13.0999999999998" calcext:value-type="float">
            <text:p>13.1</text:p>
          </table:table-cell>
          <table:table-cell table:style-name="ce2" office:value-type="float" office:value="3.18999999999998" calcext:value-type="float">
            <text:p>3.19</text:p>
          </table:table-cell>
          <table:table-cell table:formula="of:=AVERAGE([.E54:.AR54])" office:value-type="float" office:value="11.77675" calcext:value-type="float">
            <text:p>11.77675</text:p>
          </table:table-cell>
          <table:table-cell table:formula="of:=STDEV([.E54:.AR54])" office:value-type="float" office:value="9.89792373656592" calcext:value-type="float">
            <text:p>9.89792373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6.8299999999998" calcext:value-type="float">
            <text:p>16.83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1.6" calcext:value-type="float">
            <text:p>1.6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12.5999999999998" calcext:value-type="float">
            <text:p>12.6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22.2500000000007" calcext:value-type="float">
            <text:p>22.2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4.2199999999997" calcext:value-type="float">
            <text:p>14.22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9.84999999999983" calcext:value-type="float">
            <text:p>9.85</text:p>
          </table:table-cell>
          <table:table-cell table:style-name="ce2" office:value-type="float" office:value="14.8199999999997" calcext:value-type="float">
            <text:p>14.82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15.6899999999997" calcext:value-type="float">
            <text:p>15.69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4.60999999999995" calcext:value-type="float">
            <text:p>4.61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6.09999999999991" calcext:value-type="float">
            <text:p>6.1</text:p>
          </table:table-cell>
          <table:table-cell table:style-name="ce2" office:value-type="float" office:value="7.20999999999989" calcext:value-type="float">
            <text:p>7.21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7.75999999999988" calcext:value-type="float">
            <text:p>7.76</text:p>
          </table:table-cell>
          <table:table-cell table:style-name="ce2" office:value-type="float" office:value="10.6799999999998" calcext:value-type="float">
            <text:p>10.68</text:p>
          </table:table-cell>
          <table:table-cell table:style-name="ce2" office:value-type="float" office:value="12.8599999999998" calcext:value-type="float">
            <text:p>12.86</text:p>
          </table:table-cell>
          <table:table-cell table:style-name="ce2" office:value-type="float" office:value="11.5299999999998" calcext:value-type="float">
            <text:p>11.53</text:p>
          </table:table-cell>
          <table:table-cell table:style-name="ce2" office:value-type="float" office:value="6.19999999999991" calcext:value-type="float">
            <text:p>6.2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7.49999999999988" calcext:value-type="float">
            <text:p>7.5</text:p>
          </table:table-cell>
          <table:table-cell table:style-name="ce2" office:value-type="float" office:value="12.3799999999998" calcext:value-type="float">
            <text:p>12.3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11.2799999999998" calcext:value-type="float">
            <text:p>11.28</text:p>
          </table:table-cell>
          <table:table-cell table:style-name="ce2" office:value-type="float" office:value="3.92999999999996" calcext:value-type="float">
            <text:p>3.93</text:p>
          </table:table-cell>
          <table:table-cell table:formula="of:=AVERAGE([.E55:.AR55])" office:value-type="float" office:value="7.71024999999991" calcext:value-type="float">
            <text:p>7.71025</text:p>
          </table:table-cell>
          <table:table-cell table:formula="of:=STDEV([.E55:.AR55])" office:value-type="float" office:value="4.74190835083221" calcext:value-type="float">
            <text:p>4.7419083508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0.5" calcext:value-type="float">
            <text:p>-0.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59999999999997" calcext:value-type="float">
            <text:p>3.6</text:p>
          </table:table-cell>
          <table:table-cell office:value-type="float" office:value="16.0799999999997" calcext:value-type="float">
            <text:p>16.08</text:p>
          </table:table-cell>
          <table:table-cell office:value-type="float" office:value="2.46999999999999" calcext:value-type="float">
            <text:p>2.47</text:p>
          </table:table-cell>
          <table:table-cell table:style-name="ce2" office:value-type="float" office:value="8.51999999999986" calcext:value-type="float">
            <text:p>8.52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24.110000000001" calcext:value-type="float">
            <text:p>24.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3.9599999999997" calcext:value-type="float">
            <text:p>13.96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22.7500000000008" calcext:value-type="float">
            <text:p>22.75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8.25999999999987" calcext:value-type="float">
            <text:p>8.26</text:p>
          </table:table-cell>
          <table:table-cell table:style-name="ce2" office:value-type="float" office:value="25.8000000000012" calcext:value-type="float">
            <text:p>25.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1.1899999999998" calcext:value-type="float">
            <text:p>11.19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8.71999999999986" calcext:value-type="float">
            <text:p>8.72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7.58999999999988" calcext:value-type="float">
            <text:p>7.5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5.41999999999993" calcext:value-type="float">
            <text:p>5.42</text:p>
          </table:table-cell>
          <table:table-cell table:style-name="ce2" office:value-type="float" office:value="12.8899999999998" calcext:value-type="float">
            <text:p>12.89</text:p>
          </table:table-cell>
          <table:table-cell table:style-name="ce2" office:value-type="float" office:value="15.6999999999997" calcext:value-type="float">
            <text:p>15.7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9.95999999999983" calcext:value-type="float">
            <text:p>9.96</text:p>
          </table:table-cell>
          <table:table-cell table:style-name="ce2" office:value-type="float" office:value="10.3799999999998" calcext:value-type="float">
            <text:p>10.38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7.65999999999988" calcext:value-type="float">
            <text:p>7.66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4.95999999999994" calcext:value-type="float">
            <text:p>4.96</text:p>
          </table:table-cell>
          <table:table-cell table:formula="of:=AVERAGE([.E56:.AR56])" office:value-type="float" office:value="7.85049999999998" calcext:value-type="float">
            <text:p>7.8505</text:p>
          </table:table-cell>
          <table:table-cell table:formula="of:=STDEV([.E56:.AR56])" office:value-type="float" office:value="6.08118576072236" calcext:value-type="float">
            <text:p>6.081185760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4.03999999999996" calcext:value-type="float">
            <text:p>4.04</text:p>
          </table:table-cell>
          <table:table-cell office:value-type="float" office:value="38.9200000000008" calcext:value-type="float">
            <text:p>38.92</text:p>
          </table:table-cell>
          <table:table-cell office:value-type="float" office:value="7.97999999999987" calcext:value-type="float">
            <text:p>7.98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10.0199999999998" calcext:value-type="float">
            <text:p>10.02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15.2299999999997" calcext:value-type="float">
            <text:p>15.23</text:p>
          </table:table-cell>
          <table:table-cell table:style-name="ce2" office:value-type="float" office:value="8.30999999999987" calcext:value-type="float">
            <text:p>8.31</text:p>
          </table:table-cell>
          <table:table-cell table:style-name="ce2" office:value-type="float" office:value="13.2299999999998" calcext:value-type="float">
            <text:p>13.23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7.98999999999987" calcext:value-type="float">
            <text:p>7.99</text:p>
          </table:table-cell>
          <table:table-cell table:style-name="ce2" office:value-type="float" office:value="8.53999999999986" calcext:value-type="float">
            <text:p>8.54</text:p>
          </table:table-cell>
          <table:table-cell table:style-name="ce2" office:value-type="float" office:value="9.21999999999985" calcext:value-type="float">
            <text:p>9.22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1.2199999999998" calcext:value-type="float">
            <text:p>11.22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8.38999999999987" calcext:value-type="float">
            <text:p>8.39</text:p>
          </table:table-cell>
          <table:table-cell table:style-name="ce2" office:value-type="float" office:value="14.4499999999997" calcext:value-type="float">
            <text:p>14.45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33.4400000000019" calcext:value-type="float">
            <text:p>33.4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4.12999999999996" calcext:value-type="float">
            <text:p>4.13</text:p>
          </table:table-cell>
          <table:table-cell office:value-type="float" office:value="3.55999999999997" calcext:value-type="float">
            <text:p>3.56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7.09999999999989" calcext:value-type="float">
            <text:p>7.1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9.22999999999985" calcext:value-type="float">
            <text:p>9.23</text:p>
          </table:table-cell>
          <table:table-cell table:formula="of:=AVERAGE([.E57:.AR57])" office:value-type="float" office:value="7.58974999999999" calcext:value-type="float">
            <text:p>7.58975</text:p>
          </table:table-cell>
          <table:table-cell table:formula="of:=STDEV([.E57:.AR57])" office:value-type="float" office:value="7.53685899600388" calcext:value-type="float">
            <text:p>7.53685899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2.55999999999999" calcext:value-type="float">
            <text:p>2.56</text:p>
          </table:table-cell>
          <table:table-cell table:style-name="ce2" office:value-type="float" office:value="7.89999999999988" calcext:value-type="float">
            <text:p>7.9</text:p>
          </table:table-cell>
          <table:table-cell table:style-name="ce2" office:value-type="float" office:value="8.14999999999987" calcext:value-type="float">
            <text:p>8.15</text:p>
          </table:table-cell>
          <table:table-cell table:style-name="ce2" office:value-type="float" office:value="10.7899999999998" calcext:value-type="float">
            <text:p>10.79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7.99999999999987" calcext:value-type="float">
            <text:p>8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3.9099999999997" calcext:value-type="float">
            <text:p>13.91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15.1699999999997" calcext:value-type="float">
            <text:p>15.1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6699999999999" calcext:value-type="float">
            <text:p>6.67</text:p>
          </table:table-cell>
          <table:table-cell table:style-name="ce2" office:value-type="float" office:value="5.71999999999992" calcext:value-type="float">
            <text:p>5.72</text:p>
          </table:table-cell>
          <table:table-cell office:value-type="float" office:value="2.62999999999999" calcext:value-type="float">
            <text:p>2.63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9.21999999999985" calcext:value-type="float">
            <text:p>9.22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9.31999999999985" calcext:value-type="float">
            <text:p>9.32</text:p>
          </table:table-cell>
          <table:table-cell table:formula="of:=AVERAGE([.E58:.AR58])" office:value-type="float" office:value="5.62349999999994" calcext:value-type="float">
            <text:p>5.6235</text:p>
          </table:table-cell>
          <table:table-cell table:formula="of:=STDEV([.E58:.AR58])" office:value-type="float" office:value="3.98883991232459" calcext:value-type="float">
            <text:p>3.98883991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3.81999999999996" calcext:value-type="float">
            <text:p>3.8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1.84" calcext:value-type="float">
            <text:p>1.84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10.2899999999998" calcext:value-type="float">
            <text:p>10.29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31.5100000000021" calcext:value-type="float">
            <text:p>31.51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19.3100000000002" calcext:value-type="float">
            <text:p>19.31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4.81999999999994" calcext:value-type="float">
            <text:p>4.82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10.7399999999998" calcext:value-type="float">
            <text:p>10.7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table:number-columns-repeated="2"/>
          <table:table-cell table:style-name="ce2" office:value-type="float" office:value="18.3100000000001" calcext:value-type="float">
            <text:p>18.31</text:p>
          </table:table-cell>
          <table:table-cell table:style-name="ce2" office:value-type="float" office:value="2.30999999999999" calcext:value-type="float">
            <text:p>2.31</text:p>
          </table:table-cell>
          <table:table-cell office:value-type="float" office:value="7.10999999999989" calcext:value-type="float">
            <text:p>7.11</text:p>
          </table:table-cell>
          <table:table-cell table:style-name="ce2" office:value-type="float" office:value="21.6700000000006" calcext:value-type="float">
            <text:p>21.67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.54" calcext:value-type="float">
            <text:p>1.54</text:p>
          </table:table-cell>
          <table:table-cell table:formula="of:=AVERAGE([.E59:.AR59])" office:value-type="float" office:value="6.50684210526319" calcext:value-type="float">
            <text:p>6.5068421053</text:p>
          </table:table-cell>
          <table:table-cell table:formula="of:=STDEV([.E59:.AR59])" office:value-type="float" office:value="6.2319439096736" calcext:value-type="float">
            <text:p>6.231943909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0.5599999999998" calcext:value-type="float">
            <text:p>10.56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40999999999999" calcext:value-type="float">
            <text:p>2.41</text:p>
          </table:table-cell>
          <table:table-cell table:style-name="ce2" office:value-type="float" office:value="3.23999999999997" calcext:value-type="float">
            <text:p>3.24</text:p>
          </table:table-cell>
          <table:table-cell table:style-name="ce2" office:value-type="float" office:value="16.1399999999997" calcext:value-type="float">
            <text:p>16.14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10.4399999999998" calcext:value-type="float">
            <text:p>10.44</text:p>
          </table:table-cell>
          <table:table-cell table:style-name="ce2" office:value-type="float" office:value="4.76999999999994" calcext:value-type="float">
            <text:p>4.7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11.6199999999998" calcext:value-type="float">
            <text:p>11.62</text:p>
          </table:table-cell>
          <table:table-cell table:style-name="ce2" office:value-type="float" office:value="7.57999999999988" calcext:value-type="float">
            <text:p>7.58</text:p>
          </table:table-cell>
          <table:table-cell office:value-type="float" office:value="2.47999999999999" calcext:value-type="float">
            <text:p>2.48</text:p>
          </table:table-cell>
          <table:table-cell table:style-name="ce2" office:value-type="float" office:value="22.5700000000007" calcext:value-type="float">
            <text:p>22.57</text:p>
          </table:table-cell>
          <table:table-cell table:style-name="ce2" office:value-type="float" office:value="10.7399999999998" calcext:value-type="float">
            <text:p>10.74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5.94999999999992" calcext:value-type="float">
            <text:p>5.95</text:p>
          </table:table-cell>
          <table:table-cell table:formula="of:=AVERAGE([.E60:.AR60])" office:value-type="float" office:value="5.38099999999996" calcext:value-type="float">
            <text:p>5.381</text:p>
          </table:table-cell>
          <table:table-cell table:formula="of:=STDEV([.E60:.AR60])" office:value-type="float" office:value="4.34448533436506" calcext:value-type="float">
            <text:p>4.34448533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06999999999994" calcext:value-type="float">
            <text:p>5.07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4.99999999999994" calcext:value-type="float">
            <text:p>5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7.52999999999988" calcext:value-type="float">
            <text:p>7.53</text:p>
          </table:table-cell>
          <table:table-cell table:style-name="ce2" office:value-type="float" office:value="7.51999999999988" calcext:value-type="float">
            <text:p>7.5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8.33999999999987" calcext:value-type="float">
            <text:p>8.34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9.69999999999984" calcext:value-type="float">
            <text:p>9.7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3.74999999999996" calcext:value-type="float">
            <text:p>3.75</text:p>
          </table:table-cell>
          <table:table-cell table:style-name="ce2" office:value-type="float" office:value="14.3199999999997" calcext:value-type="float">
            <text:p>14.32</text:p>
          </table:table-cell>
          <table:table-cell table:style-name="ce2" office:value-type="float" office:value="7.87999999999988" calcext:value-type="float">
            <text:p>7.88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.84999999999998" calcext:value-type="float">
            <text:p>2.85</text:p>
          </table:table-cell>
          <table:table-cell table:formula="of:=AVERAGE([.E61:.AR61])" office:value-type="float" office:value="4.57224999999995" calcext:value-type="float">
            <text:p>4.57225</text:p>
          </table:table-cell>
          <table:table-cell table:formula="of:=STDEV([.E61:.AR61])" office:value-type="float" office:value="2.6978913774678" calcext:value-type="float">
            <text:p>2.6978913775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3.22999999999997" calcext:value-type="float">
            <text:p>3.23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9.75999999999984" calcext:value-type="float">
            <text:p>9.76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2.35999999999999" calcext:value-type="float">
            <text:p>2.3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3.23999999999997" calcext:value-type="float">
            <text:p>3.24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3.33999999999997" calcext:value-type="float">
            <text:p>3.34</text:p>
          </table:table-cell>
          <table:table-cell table:style-name="ce2" office:value-type="float" office:value="12.7899999999998" calcext:value-type="float">
            <text:p>12.79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10.7899999999998" calcext:value-type="float">
            <text:p>10.7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7.76999999999988" calcext:value-type="float">
            <text:p>7.77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16.2999999999997" calcext:value-type="float">
            <text:p>16.3</text:p>
          </table:table-cell>
          <table:table-cell table:style-name="ce2" office:value-type="float" office:value="19.8100000000003" calcext:value-type="float">
            <text:p>19.81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5.12999999999994" calcext:value-type="float">
            <text:p>5.13</text:p>
          </table:table-cell>
          <table:table-cell office:value-type="float" office:value="2.32999999999999" calcext:value-type="float">
            <text:p>2.3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4.43999999999995" calcext:value-type="float">
            <text:p>4.44</text:p>
          </table:table-cell>
          <table:table-cell table:formula="of:=AVERAGE([.E62:.AR62])" office:value-type="float" office:value="4.97749999999996" calcext:value-type="float">
            <text:p>4.9775</text:p>
          </table:table-cell>
          <table:table-cell table:formula="of:=STDEV([.E62:.AR62])" office:value-type="float" office:value="4.20136348441847" calcext:value-type="float">
            <text:p>4.20136348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21" calcext:value-type="float">
            <text:p>2.21</text:p>
          </table:table-cell>
          <table:table-cell office:value-type="float" office:value="1.55" calcext:value-type="float">
            <text:p>1.55</text:p>
          </table:table-cell>
          <table:table-cell office:value-type="float" office:value="1.89" calcext:value-type="float">
            <text:p>1.89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24.9700000000011" calcext:value-type="float">
            <text:p>24.97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.5999999999998" calcext:value-type="float">
            <text:p>10.6</text:p>
          </table:table-cell>
          <table:table-cell table:style-name="ce2" office:value-type="float" office:value="8.27999999999987" calcext:value-type="float">
            <text:p>8.28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3.40999999999997" calcext:value-type="float">
            <text:p>3.41</text:p>
          </table:table-cell>
          <table:table-cell table:style-name="ce2" office:value-type="float" office:value="4.49999999999995" calcext:value-type="float">
            <text:p>4.5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12.5799999999998" calcext:value-type="float">
            <text:p>12.5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16.3299999999998" calcext:value-type="float">
            <text:p>16.33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6.5699999999999" calcext:value-type="float">
            <text:p>6.57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1.79" calcext:value-type="float">
            <text:p>1.79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7.28999999999989" calcext:value-type="float">
            <text:p>7.29</text:p>
          </table:table-cell>
          <table:table-cell table:formula="of:=AVERAGE([.E63:.AR63])" office:value-type="float" office:value="5.07399999999998" calcext:value-type="float">
            <text:p>5.074</text:p>
          </table:table-cell>
          <table:table-cell table:formula="of:=STDEV([.E63:.AR63])" office:value-type="float" office:value="4.77864576889898" calcext:value-type="float">
            <text:p>4.778645768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2.43999999999999" calcext:value-type="float">
            <text:p>2.44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16.0299999999997" calcext:value-type="float">
            <text:p>16.03</text:p>
          </table:table-cell>
          <table:table-cell table:style-name="ce2" office:value-type="float" office:value="5.25999999999993" calcext:value-type="float">
            <text:p>5.26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6.8799999999999" calcext:value-type="float">
            <text:p>6.88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19.6300000000003" calcext:value-type="float">
            <text:p>19.63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/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79999999999998" calcext:value-type="float">
            <text:p>2.8</text:p>
          </table:table-cell>
          <table:table-cell office:value-type="float" office:value="1.91" calcext:value-type="float">
            <text:p>1.91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3.59999999999997" calcext:value-type="float">
            <text:p>3.6</text:p>
          </table:table-cell>
          <table:table-cell table:style-name="ce2" office:value-type="float" office:value="4.46999999999995" calcext:value-type="float">
            <text:p>4.47</text:p>
          </table:table-cell>
          <table:table-cell table:style-name="ce2" office:value-type="float" office:value="1.62" calcext:value-type="float">
            <text:p>1.62</text:p>
          </table:table-cell>
          <table:table-cell table:formula="of:=AVERAGE([.E64:.AR64])" office:value-type="float" office:value="4.07717948717946" calcext:value-type="float">
            <text:p>4.0771794872</text:p>
          </table:table-cell>
          <table:table-cell table:formula="of:=STDEV([.E64:.AR64])" office:value-type="float" office:value="3.60636057157347" calcext:value-type="float">
            <text:p>3.606360571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2.45999999999999" calcext:value-type="float">
            <text:p>2.46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2.23" calcext:value-type="float">
            <text:p>2.23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10.8999999999998" calcext:value-type="float">
            <text:p>10.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3.33999999999997" calcext:value-type="float">
            <text:p>3.34</text:p>
          </table:table-cell>
          <table:table-cell table:style-name="ce2" office:value-type="float" office:value="5.97999999999992" calcext:value-type="float">
            <text:p>5.9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5.54999999999993" calcext:value-type="float">
            <text:p>5.55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26" calcext:value-type="float">
            <text:p>2.26</text:p>
          </table:table-cell>
          <table:table-cell office:value-type="float" office:value="2.46999999999999" calcext:value-type="float">
            <text:p>2.47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2.63999999999999" calcext:value-type="float">
            <text:p>2.64</text:p>
          </table:table-cell>
          <table:table-cell table:formula="of:=AVERAGE([.E65:.AR65])" office:value-type="float" office:value="3.55049999999997" calcext:value-type="float">
            <text:p>3.5505</text:p>
          </table:table-cell>
          <table:table-cell table:formula="of:=STDEV([.E65:.AR65])" office:value-type="float" office:value="2.44637036213197" calcext:value-type="float">
            <text:p>2.446370362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.32999999999997" calcext:value-type="float">
            <text:p>3.33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8.21999999999987" calcext:value-type="float">
            <text:p>8.22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5.32999999999993" calcext:value-type="float">
            <text:p>5.33</text:p>
          </table:table-cell>
          <table:table-cell table:number-columns-repeated="2" table:style-name="ce2" office:value-type="float" office:value="2.08" calcext:value-type="float">
            <text:p>2.0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6.6299999999999" calcext:value-type="float">
            <text:p>6.63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0.9499999999998" calcext:value-type="float">
            <text:p>10.95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3.6999999999998" calcext:value-type="float">
            <text:p>13.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33999999999999" calcext:value-type="float">
            <text:p>2.34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6.53999999999991" calcext:value-type="float">
            <text:p>6.54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6.14999999999991" calcext:value-type="float">
            <text:p>6.15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1.67" calcext:value-type="float">
            <text:p>1.67</text:p>
          </table:table-cell>
          <table:table-cell table:formula="of:=AVERAGE([.E66:.AR66])" office:value-type="float" office:value="4.06074999999996" calcext:value-type="float">
            <text:p>4.06075</text:p>
          </table:table-cell>
          <table:table-cell table:formula="of:=STDEV([.E66:.AR66])" office:value-type="float" office:value="2.55671402440004" calcext:value-type="float">
            <text:p>2.556714024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2.89999999999998" calcext:value-type="float">
            <text:p>2.9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3.99999999999996" calcext:value-type="float">
            <text:p>4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3.79999999999996" calcext:value-type="float">
            <text:p>3.8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4.85999999999994" calcext:value-type="float">
            <text:p>4.86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7.68999999999988" calcext:value-type="float">
            <text:p>7.69</text:p>
          </table:table-cell>
          <table:table-cell table:style-name="ce2" office:value-type="float" office:value="6.6299999999999" calcext:value-type="float">
            <text:p>6.63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10.6799999999998" calcext:value-type="float">
            <text:p>10.6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0.3700000000004" calcext:value-type="float">
            <text:p>20.3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4.87999999999994" calcext:value-type="float">
            <text:p>4.88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.67" calcext:value-type="float">
            <text:p>1.67</text:p>
          </table:table-cell>
          <table:table-cell table:formula="of:=AVERAGE([.E67:.AR67])" office:value-type="float" office:value="4.57574999999996" calcext:value-type="float">
            <text:p>4.57575</text:p>
          </table:table-cell>
          <table:table-cell table:formula="of:=STDEV([.E67:.AR67])" office:value-type="float" office:value="3.49908624519062" calcext:value-type="float">
            <text:p>3.499086245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2.42999999999999" calcext:value-type="float">
            <text:p>2.43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1.43" calcext:value-type="float">
            <text:p>1.43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4.9399999999997" calcext:value-type="float">
            <text:p>14.94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6.5699999999999" calcext:value-type="float">
            <text:p>6.57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5.20999999999993" calcext:value-type="float">
            <text:p>5.21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5.7399999999997" calcext:value-type="float">
            <text:p>15.74</text:p>
          </table:table-cell>
          <table:table-cell office:value-type="float" office:value="3.09999999999998" calcext:value-type="float">
            <text:p>3.1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31999999999989" calcext:value-type="float">
            <text:p>7.32</text:p>
          </table:table-cell>
          <table:table-cell table:style-name="ce2"/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6.8699999999999" calcext:value-type="float">
            <text:p>6.87</text:p>
          </table:table-cell>
          <table:table-cell table:formula="of:=AVERAGE([.E68:.AR68])" office:value-type="float" office:value="4.88236842105257" calcext:value-type="float">
            <text:p>4.8823684211</text:p>
          </table:table-cell>
          <table:table-cell table:formula="of:=STDEV([.E68:.AR68])" office:value-type="float" office:value="3.19984580220584" calcext:value-type="float">
            <text:p>3.199845802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2.47999999999999" calcext:value-type="float">
            <text:p>2.48</text:p>
          </table:table-cell>
          <table:table-cell office:value-type="float" office:value="2.2" calcext:value-type="float">
            <text:p>2.2</text:p>
          </table:table-cell>
          <table:table-cell office:value-type="float" office:value="2.52999999999999" calcext:value-type="float">
            <text:p>2.53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18.08" calcext:value-type="float">
            <text:p>18.08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5.47999999999993" calcext:value-type="float">
            <text:p>5.48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5.37999999999993" calcext:value-type="float">
            <text:p>5.3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12.9699999999998" calcext:value-type="float">
            <text:p>12.9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55999999999997" calcext:value-type="float">
            <text:p>3.56</text:p>
          </table:table-cell>
          <table:table-cell table:style-name="ce2" office:value-type="float" office:value="2.51999999999999" calcext:value-type="float">
            <text:p>2.52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0.2999999999998" calcext:value-type="float">
            <text:p>10.3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.34999999999997" calcext:value-type="float">
            <text:p>3.35</text:p>
          </table:table-cell>
          <table:table-cell office:value-type="float" office:value="2.01" calcext:value-type="float">
            <text:p>2.01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1.5" calcext:value-type="float">
            <text:p>1.5</text:p>
          </table:table-cell>
          <table:table-cell table:formula="of:=AVERAGE([.E69:.AR69])" office:value-type="float" office:value="3.88124999999997" calcext:value-type="float">
            <text:p>3.88125</text:p>
          </table:table-cell>
          <table:table-cell table:formula="of:=STDEV([.E69:.AR69])" office:value-type="float" office:value="3.24396337794306" calcext:value-type="float">
            <text:p>3.24396337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25" calcext:value-type="float">
            <text:p>1.25</text:p>
          </table:table-cell>
          <table:table-cell office:value-type="float" office:value="3.23999999999997" calcext:value-type="float">
            <text:p>3.24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9.65999999999984" calcext:value-type="float">
            <text:p>9.6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2.1999999999998" calcext:value-type="float">
            <text:p>12.2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9.61999999999984" calcext:value-type="float">
            <text:p>9.62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.21999999999998" calcext:value-type="float">
            <text:p>3.22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3.24999999999997" calcext:value-type="float">
            <text:p>3.25</text:p>
          </table:table-cell>
          <table:table-cell table:style-name="ce2" office:value-type="float" office:value="1.91" calcext:value-type="float">
            <text:p>1.91</text:p>
          </table:table-cell>
          <table:table-cell office:value-type="float" office:value="4.75999999999994" calcext:value-type="float">
            <text:p>4.76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8.4200000000001" calcext:value-type="float">
            <text:p>18.42</text:p>
          </table:table-cell>
          <table:table-cell table:style-name="ce2" office:value-type="float" office:value="11.4499999999998" calcext:value-type="float">
            <text:p>11.45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3.70999999999997" calcext:value-type="float">
            <text:p>3.71</text:p>
          </table:table-cell>
          <table:table-cell table:formula="of:=AVERAGE([.E70:.AR70])" office:value-type="float" office:value="4.35074999999996" calcext:value-type="float">
            <text:p>4.35075</text:p>
          </table:table-cell>
          <table:table-cell table:formula="of:=STDEV([.E70:.AR70])" office:value-type="float" office:value="3.62897201485698" calcext:value-type="float">
            <text:p>3.628972014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2.11" calcext:value-type="float">
            <text:p>2.11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8.87999999999986" calcext:value-type="float">
            <text:p>8.88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2.32999999999999" calcext:value-type="float">
            <text:p>2.33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1.9700000000006" calcext:value-type="float">
            <text:p>21.97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35999999999999" calcext:value-type="float">
            <text:p>2.36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4.25999999999995" calcext:value-type="float">
            <text:p>4.26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62999999999997" calcext:value-type="float">
            <text:p>3.63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32999999999995" calcext:value-type="float">
            <text:p>4.33</text:p>
          </table:table-cell>
          <table:table-cell office:value-type="float" office:value="2.86999999999998" calcext:value-type="float">
            <text:p>2.87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6.28999999999991" calcext:value-type="float">
            <text:p>6.29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8.99999999999985" calcext:value-type="float">
            <text:p>9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.84999999999998" calcext:value-type="float">
            <text:p>2.85</text:p>
          </table:table-cell>
          <table:table-cell table:formula="of:=AVERAGE([.E71:.AR71])" office:value-type="float" office:value="4.29974999999998" calcext:value-type="float">
            <text:p>4.29975</text:p>
          </table:table-cell>
          <table:table-cell table:formula="of:=STDEV([.E71:.AR71])" office:value-type="float" office:value="3.645909887841" calcext:value-type="float">
            <text:p>3.6459098878</text:p>
          </table:table-cell>
          <table:table-cell table:number-columns-repeated="26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4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96:.AR96])" office:value-type="string" office:string-value="" calcext:value-type="error">
            <text:p>#DIV/0!</text:p>
          </table:table-cell>
          <table:table-cell table:formula="of:=STDEV([.E96:.AR9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97:.AR97])" office:value-type="string" office:string-value="" calcext:value-type="error">
            <text:p>#DIV/0!</text:p>
          </table:table-cell>
          <table:table-cell table:formula="of:=STDEV([.E97:.AR9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5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98:.AR98])" office:value-type="string" office:string-value="" calcext:value-type="error">
            <text:p>#DIV/0!</text:p>
          </table:table-cell>
          <table:table-cell table:formula="of:=STDEV([.E98:.AR9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99:.AR99])" office:value-type="string" office:string-value="" calcext:value-type="error">
            <text:p>#DIV/0!</text:p>
          </table:table-cell>
          <table:table-cell table:formula="of:=STDEV([.E99:.AR9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0:.AR100])" office:value-type="string" office:string-value="" calcext:value-type="error">
            <text:p>#DIV/0!</text:p>
          </table:table-cell>
          <table:table-cell table:formula="of:=STDEV([.E100:.AR10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1:.AR101])" office:value-type="string" office:string-value="" calcext:value-type="error">
            <text:p>#DIV/0!</text:p>
          </table:table-cell>
          <table:table-cell table:formula="of:=STDEV([.E101:.AR10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2:.AR102])" office:value-type="string" office:string-value="" calcext:value-type="error">
            <text:p>#DIV/0!</text:p>
          </table:table-cell>
          <table:table-cell table:formula="of:=STDEV([.E102:.AR10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3:.AR103])" office:value-type="string" office:string-value="" calcext:value-type="error">
            <text:p>#DIV/0!</text:p>
          </table:table-cell>
          <table:table-cell table:formula="of:=STDEV([.E103:.AR10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4:.AR104])" office:value-type="string" office:string-value="" calcext:value-type="error">
            <text:p>#DIV/0!</text:p>
          </table:table-cell>
          <table:table-cell table:formula="of:=STDEV([.E104:.AR10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5:.AR105])" office:value-type="string" office:string-value="" calcext:value-type="error">
            <text:p>#DIV/0!</text:p>
          </table:table-cell>
          <table:table-cell table:formula="of:=STDEV([.E105:.AR10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6:.AR106])" office:value-type="string" office:string-value="" calcext:value-type="error">
            <text:p>#DIV/0!</text:p>
          </table:table-cell>
          <table:table-cell table:formula="of:=STDEV([.E106:.AR106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7:.AR107])" office:value-type="string" office:string-value="" calcext:value-type="error">
            <text:p>#DIV/0!</text:p>
          </table:table-cell>
          <table:table-cell table:formula="of:=STDEV([.E107:.AR107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8:.AR108])" office:value-type="string" office:string-value="" calcext:value-type="error">
            <text:p>#DIV/0!</text:p>
          </table:table-cell>
          <table:table-cell table:formula="of:=STDEV([.E108:.AR108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09:.AR109])" office:value-type="string" office:string-value="" calcext:value-type="error">
            <text:p>#DIV/0!</text:p>
          </table:table-cell>
          <table:table-cell table:formula="of:=STDEV([.E109:.AR109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0:.AR110])" office:value-type="string" office:string-value="" calcext:value-type="error">
            <text:p>#DIV/0!</text:p>
          </table:table-cell>
          <table:table-cell table:formula="of:=STDEV([.E110:.AR110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1:.AR111])" office:value-type="string" office:string-value="" calcext:value-type="error">
            <text:p>#DIV/0!</text:p>
          </table:table-cell>
          <table:table-cell table:formula="of:=STDEV([.E111:.AR111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2:.AR112])" office:value-type="string" office:string-value="" calcext:value-type="error">
            <text:p>#DIV/0!</text:p>
          </table:table-cell>
          <table:table-cell table:formula="of:=STDEV([.E112:.AR112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3:.AR113])" office:value-type="string" office:string-value="" calcext:value-type="error">
            <text:p>#DIV/0!</text:p>
          </table:table-cell>
          <table:table-cell table:formula="of:=STDEV([.E113:.AR113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4:.AR114])" office:value-type="string" office:string-value="" calcext:value-type="error">
            <text:p>#DIV/0!</text:p>
          </table:table-cell>
          <table:table-cell table:formula="of:=STDEV([.E114:.AR114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/>
          <table:table-cell table:number-columns-repeated="2"/>
          <table:table-cell table:style-name="ce2" table:number-columns-repeated="30"/>
          <table:table-cell/>
          <table:table-cell table:style-name="ce2" table:number-columns-repeated="6"/>
          <table:table-cell table:formula="of:=AVERAGE([.E115:.AR115])" office:value-type="string" office:string-value="" calcext:value-type="error">
            <text:p>#DIV/0!</text:p>
          </table:table-cell>
          <table:table-cell table:formula="of:=STDEV([.E115:.AR115])" office:value-type="string" office:string-value="" calcext:value-type="error">
            <text:p>#DIV/0!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4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 table:number-columns-spanned="40" table:number-rows-spanned="1">
            <text:p>Experiment no.</text:p>
          </table:table-cell>
          <table:covered-table-cell table:number-columns-repeated="39" table:style-name="ce6"/>
          <table:table-cell table:style-name="ce6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4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verage WITHOUT replay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6.03999999999992" calcext:value-type="float">
            <text:p>6.04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7.74" calcext:value-type="float">
            <text:p>17.74</text:p>
          </table:table-cell>
          <table:table-cell table:style-name="ce2" office:value-type="float" office:value="15.7199999999997" calcext:value-type="float">
            <text:p>15.72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15.0699999999997" calcext:value-type="float">
            <text:p>15.07</text:p>
          </table:table-cell>
          <table:table-cell table:style-name="ce2" office:value-type="float" office:value="40.7500000000005" calcext:value-type="float">
            <text:p>40.75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30.3200000000019" calcext:value-type="float">
            <text:p>30.32</text:p>
          </table:table-cell>
          <table:table-cell table:style-name="ce2" office:value-type="float" office:value="31.1400000000021" calcext:value-type="float">
            <text:p>31.14</text:p>
          </table:table-cell>
          <table:table-cell table:style-name="ce2" office:value-type="float" office:value="23.1800000000008" calcext:value-type="float">
            <text:p>23.18</text:p>
          </table:table-cell>
          <table:table-cell table:style-name="ce2" office:value-type="float" office:value="23.9800000000009" calcext:value-type="float">
            <text:p>23.98</text:p>
          </table:table-cell>
          <table:table-cell table:style-name="ce2" office:value-type="float" office:value="31.5800000000021" calcext:value-type="float">
            <text:p>31.58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14.6899999999997" calcext:value-type="float">
            <text:p>14.69</text:p>
          </table:table-cell>
          <table:table-cell table:style-name="ce2" office:value-type="float" office:value="49.0699999999988" calcext:value-type="float">
            <text:p>49.07</text:p>
          </table:table-cell>
          <table:table-cell table:style-name="ce2" office:value-type="float" office:value="16.8699999999998" calcext:value-type="float">
            <text:p>16.87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32.6300000000021" calcext:value-type="float">
            <text:p>32.63</text:p>
          </table:table-cell>
          <table:table-cell table:style-name="ce2" office:value-type="float" office:value="48.7799999999989" calcext:value-type="float">
            <text:p>48.78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26.8700000000014" calcext:value-type="float">
            <text:p>26.87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office:value-type="float" office:value="14.2799999999997" calcext:value-type="float">
            <text:p>14.28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6.3599999999998" calcext:value-type="float">
            <text:p>16.36</text:p>
          </table:table-cell>
          <table:table-cell table:style-name="ce2" office:value-type="float" office:value="77.3000000000026" calcext:value-type="float">
            <text:p>77.3</text:p>
          </table:table-cell>
          <table:table-cell table:style-name="ce2" office:value-type="float" office:value="99.8500000000142" calcext:value-type="float">
            <text:p>99.85</text:p>
          </table:table-cell>
          <table:table-cell office:value-type="float" office:value="14.1399999999997" calcext:value-type="float">
            <text:p>14.14</text:p>
          </table:table-cell>
          <table:table-cell table:style-name="ce2" office:value-type="float" office:value="39.9600000000006" calcext:value-type="float">
            <text:p>39.96</text:p>
          </table:table-cell>
          <table:table-cell table:style-name="ce2" office:value-type="float" office:value="23.0100000000008" calcext:value-type="float">
            <text:p>23.01</text:p>
          </table:table-cell>
          <table:table-cell table:style-name="ce2" office:value-type="float" office:value="21.4000000000005" calcext:value-type="float">
            <text:p>21.4</text:p>
          </table:table-cell>
          <table:table-cell table:style-name="ce2" office:value-type="float" office:value="24.450000000001" calcext:value-type="float">
            <text:p>24.45</text:p>
          </table:table-cell>
          <table:table-cell table:style-name="ce2" office:value-type="float" office:value="5.55999999999993" calcext:value-type="float">
            <text:p>5.56</text:p>
          </table:table-cell>
          <table:table-cell table:style-name="ce2" office:value-type="float" office:value="45.6399999999995" calcext:value-type="float">
            <text:p>45.64</text:p>
          </table:table-cell>
          <table:table-cell table:formula="of:=AVERAGE([.E143:.AR143])" office:value-type="float" office:value="23.3935000000006" calcext:value-type="float">
            <text:p>23.3935</text:p>
          </table:table-cell>
          <table:table-cell table:formula="of:=STDEV([.E143:.AR143])" office:value-type="float" office:value="19.6922856885911" calcext:value-type="float">
            <text:p>19.6922856886</text:p>
          </table:table-cell>
          <table:table-cell table:style-name="ce2" table:number-columns-repeated="8"/>
          <table:table-cell table:style-name="ce2" table:formula="of:=AVERAGE([.E143:.BB143])" office:value-type="float" office:value="23.305375849729" calcext:value-type="float">
            <text:p>23.3053758497</text:p>
          </table:table-cell>
          <table:table-cell table:style-name="ce2" table:formula="of:=STDEV([.E143:.BB143])" office:value-type="float" office:value="19.214470747911" calcext:value-type="float">
            <text:p>19.214470747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7.2099999999999" calcext:value-type="float">
            <text:p>17.2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11.2799999999998" calcext:value-type="float">
            <text:p>11.28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7.40999999999989" calcext:value-type="float">
            <text:p>7.41</text:p>
          </table:table-cell>
          <table:table-cell table:style-name="ce2" office:value-type="float" office:value="134.000000000023" calcext:value-type="float">
            <text:p>134</text:p>
          </table:table-cell>
          <table:table-cell table:style-name="ce2" office:value-type="float" office:value="20.0900000000003" calcext:value-type="float">
            <text:p>20.09</text:p>
          </table:table-cell>
          <table:table-cell table:style-name="ce2" office:value-type="float" office:value="46.6199999999993" calcext:value-type="float">
            <text:p>46.62</text:p>
          </table:table-cell>
          <table:table-cell table:style-name="ce2" office:value-type="float" office:value="12.4499999999998" calcext:value-type="float">
            <text:p>12.45</text:p>
          </table:table-cell>
          <table:table-cell table:style-name="ce2" office:value-type="float" office:value="6.7099999999999" calcext:value-type="float">
            <text:p>6.71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34.0700000000018" calcext:value-type="float">
            <text:p>34.07</text:p>
          </table:table-cell>
          <table:table-cell table:style-name="ce2" office:value-type="float" office:value="13.7399999999998" calcext:value-type="float">
            <text:p>13.74</text:p>
          </table:table-cell>
          <table:table-cell table:style-name="ce2" office:value-type="float" office:value="8.61999999999986" calcext:value-type="float">
            <text:p>8.62</text:p>
          </table:table-cell>
          <table:table-cell table:style-name="ce2" office:value-type="float" office:value="17.2299999999999" calcext:value-type="float">
            <text:p>17.23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56.2199999999974" calcext:value-type="float">
            <text:p>56.22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56.2299999999974" calcext:value-type="float">
            <text:p>56.23</text:p>
          </table:table-cell>
          <table:table-cell table:style-name="ce2" office:value-type="float" office:value="24.400000000001" calcext:value-type="float">
            <text:p>24.4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22.3500000000007" calcext:value-type="float">
            <text:p>22.35</text:p>
          </table:table-cell>
          <table:table-cell table:style-name="ce2" office:value-type="float" office:value="23.0900000000008" calcext:value-type="float">
            <text:p>23.09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6.3099999999997" calcext:value-type="float">
            <text:p>16.31</text:p>
          </table:table-cell>
          <table:table-cell table:style-name="ce2" office:value-type="float" office:value="52.3099999999982" calcext:value-type="float">
            <text:p>52.31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17.1399999999999" calcext:value-type="float">
            <text:p>17.14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9.3300000000002" calcext:value-type="float">
            <text:p>19.33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11.7099999999998" calcext:value-type="float">
            <text:p>11.71</text:p>
          </table:table-cell>
          <table:table-cell table:style-name="ce2" office:value-type="float" office:value="41.1600000000004" calcext:value-type="float">
            <text:p>41.16</text:p>
          </table:table-cell>
          <table:table-cell table:style-name="ce2" office:value-type="float" office:value="26.7200000000014" calcext:value-type="float">
            <text:p>26.72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24.260000000001" calcext:value-type="float">
            <text:p>24.26</text:p>
          </table:table-cell>
          <table:table-cell table:style-name="ce2" office:value-type="float" office:value="20.4100000000004" calcext:value-type="float">
            <text:p>20.41</text:p>
          </table:table-cell>
          <table:table-cell table:style-name="ce2" office:value-type="float" office:value="4.28999999999995" calcext:value-type="float">
            <text:p>4.29</text:p>
          </table:table-cell>
          <table:table-cell table:formula="of:=AVERAGE([.E144:.AR144])" office:value-type="float" office:value="20.7745000000005" calcext:value-type="float">
            <text:p>20.7745</text:p>
          </table:table-cell>
          <table:table-cell table:formula="of:=STDEV([.E144:.AR144])" office:value-type="float" office:value="23.5166309890904" calcext:value-type="float">
            <text:p>23.5166309891</text:p>
          </table:table-cell>
          <table:table-cell table:style-name="ce2" table:number-columns-repeated="8"/>
          <table:table-cell table:style-name="ce2" table:formula="of:=AVERAGE([.E144:.BB144])" office:value-type="float" office:value="20.8397888330741" calcext:value-type="float">
            <text:p>20.8397888331</text:p>
          </table:table-cell>
          <table:table-cell table:style-name="ce2" table:formula="of:=STDEV([.E144:.BB144])" office:value-type="float" office:value="22.9397863142246" calcext:value-type="float">
            <text:p>22.9397863142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0.4699999999998" calcext:value-type="float">
            <text:p>10.47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5.35999999999993" calcext:value-type="float">
            <text:p>5.36</text:p>
          </table:table-cell>
          <table:table-cell table:style-name="ce2" office:value-type="float" office:value="20.4200000000004" calcext:value-type="float">
            <text:p>20.42</text:p>
          </table:table-cell>
          <table:table-cell table:style-name="ce2" office:value-type="float" office:value="10.9999999999998" calcext:value-type="float">
            <text:p>11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28.5700000000017" calcext:value-type="float">
            <text:p>28.57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14.6699999999997" calcext:value-type="float">
            <text:p>14.67</text:p>
          </table:table-cell>
          <table:table-cell table:style-name="ce2" office:value-type="float" office:value="7.76999999999988" calcext:value-type="float">
            <text:p>7.77</text:p>
          </table:table-cell>
          <table:table-cell table:style-name="ce2" office:value-type="float" office:value="12.3799999999998" calcext:value-type="float">
            <text:p>12.38</text:p>
          </table:table-cell>
          <table:table-cell table:style-name="ce2" office:value-type="float" office:value="7.78999999999988" calcext:value-type="float">
            <text:p>7.79</text:p>
          </table:table-cell>
          <table:table-cell table:style-name="ce2" office:value-type="float" office:value="15.6599999999997" calcext:value-type="float">
            <text:p>15.66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1.1199999999998" calcext:value-type="float">
            <text:p>11.12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8.9700000000002" calcext:value-type="float">
            <text:p>18.97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29.1100000000017" calcext:value-type="float">
            <text:p>29.11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20.5800000000004" calcext:value-type="float">
            <text:p>20.58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8.97999999999985" calcext:value-type="float">
            <text:p>8.98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10.1299999999998" calcext:value-type="float">
            <text:p>10.13</text:p>
          </table:table-cell>
          <table:table-cell table:style-name="ce2" office:value-type="float" office:value="15.4799999999997" calcext:value-type="float">
            <text:p>15.48</text:p>
          </table:table-cell>
          <table:table-cell table:style-name="ce2" office:value-type="float" office:value="3.05999999999998" calcext:value-type="float">
            <text:p>3.06</text:p>
          </table:table-cell>
          <table:table-cell office:value-type="float" office:value="11.1699999999998" calcext:value-type="float">
            <text:p>11.17</text:p>
          </table:table-cell>
          <table:table-cell table:style-name="ce2" office:value-type="float" office:value="24.6600000000011" calcext:value-type="float">
            <text:p>24.66</text:p>
          </table:table-cell>
          <table:table-cell table:style-name="ce2" office:value-type="float" office:value="14.5999999999997" calcext:value-type="float">
            <text:p>14.6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33.4300000000019" calcext:value-type="float">
            <text:p>33.43</text:p>
          </table:table-cell>
          <table:table-cell table:style-name="ce2" office:value-type="float" office:value="1.92" calcext:value-type="float">
            <text:p>1.92</text:p>
          </table:table-cell>
          <table:table-cell table:formula="of:=AVERAGE([.E145:.AR145])" office:value-type="float" office:value="10.7610000000001" calcext:value-type="float">
            <text:p>10.761</text:p>
          </table:table-cell>
          <table:table-cell table:formula="of:=STDEV([.E145:.AR145])" office:value-type="float" office:value="7.95336787234359" calcext:value-type="float">
            <text:p>7.9533678723</text:p>
          </table:table-cell>
          <table:table-cell table:style-name="ce2" table:number-columns-repeated="8"/>
          <table:table-cell table:style-name="ce2" table:formula="of:=AVERAGE([.E145:.BB145])" office:value-type="float" office:value="10.6941516160083" calcext:value-type="float">
            <text:p>10.694151616</text:p>
          </table:table-cell>
          <table:table-cell table:style-name="ce2" table:formula="of:=STDEV([.E145:.BB145])" office:value-type="float" office:value="7.76904657567284" calcext:value-type="float">
            <text:p>7.7690465757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20.3200000000004" calcext:value-type="float">
            <text:p>20.3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33999999999999" calcext:value-type="float">
            <text:p>2.34</text:p>
          </table:table-cell>
          <table:table-cell table:style-name="ce2" office:value-type="float" office:value="10.5899999999998" calcext:value-type="float">
            <text:p>10.59</text:p>
          </table:table-cell>
          <table:table-cell table:style-name="ce2" office:value-type="float" office:value="9.26999999999985" calcext:value-type="float">
            <text:p>9.2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8.8800000000017" calcext:value-type="float">
            <text:p>28.88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8.7900000000009" calcext:value-type="float">
            <text:p>38.7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76.9200000000024" calcext:value-type="float">
            <text:p>76.92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0.5700000000004" calcext:value-type="float">
            <text:p>20.57</text:p>
          </table:table-cell>
          <table:table-cell table:style-name="ce2" office:value-type="float" office:value="18.4300000000001" calcext:value-type="float">
            <text:p>18.43</text:p>
          </table:table-cell>
          <table:table-cell table:style-name="ce2" office:value-type="float" office:value="18.8900000000002" calcext:value-type="float">
            <text:p>18.89</text:p>
          </table:table-cell>
          <table:table-cell table:style-name="ce2" office:value-type="float" office:value="31.3200000000021" calcext:value-type="float">
            <text:p>31.3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42.1700000000002" calcext:value-type="float">
            <text:p>42.17</text:p>
          </table:table-cell>
          <table:table-cell table:style-name="ce2" office:value-type="float" office:value="11.1299999999998" calcext:value-type="float">
            <text:p>11.13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9.17999999999985" calcext:value-type="float">
            <text:p>9.18</text:p>
          </table:table-cell>
          <table:table-cell table:style-name="ce2" office:value-type="float" office:value="6.6499999999999" calcext:value-type="float">
            <text:p>6.65</text:p>
          </table:table-cell>
          <table:table-cell table:style-name="ce2" office:value-type="float" office:value="33.3000000000019" calcext:value-type="float">
            <text:p>33.3</text:p>
          </table:table-cell>
          <table:table-cell table:style-name="ce2" office:value-type="float" office:value="13.2999999999998" calcext:value-type="float">
            <text:p>13.3</text:p>
          </table:table-cell>
          <table:table-cell table:style-name="ce2" office:value-type="float" office:value="17.1099999999999" calcext:value-type="float">
            <text:p>17.11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22.7300000000008" calcext:value-type="float">
            <text:p>22.73</text:p>
          </table:table-cell>
          <table:table-cell table:style-name="ce2" office:value-type="float" office:value="8.96999999999985" calcext:value-type="float">
            <text:p>8.97</text:p>
          </table:table-cell>
          <table:table-cell office:value-type="float" office:value="18.2400000000001" calcext:value-type="float">
            <text:p>18.24</text:p>
          </table:table-cell>
          <table:table-cell table:style-name="ce2" office:value-type="float" office:value="16.5499999999998" calcext:value-type="float">
            <text:p>16.55</text:p>
          </table:table-cell>
          <table:table-cell table:style-name="ce2" office:value-type="float" office:value="16.5899999999998" calcext:value-type="float">
            <text:p>16.59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55999999999995" calcext:value-type="float">
            <text:p>4.56</text:p>
          </table:table-cell>
          <table:table-cell table:formula="of:=AVERAGE([.E146:.AR146])" office:value-type="float" office:value="14.0252500000002" calcext:value-type="float">
            <text:p>14.02525</text:p>
          </table:table-cell>
          <table:table-cell table:formula="of:=STDEV([.E146:.AR146])" office:value-type="float" office:value="14.7810799000897" calcext:value-type="float">
            <text:p>14.7810799001</text:p>
          </table:table-cell>
          <table:table-cell table:style-name="ce2" table:number-columns-repeated="8"/>
          <table:table-cell table:style-name="ce2" table:formula="of:=AVERAGE([.E146:.BB146])" office:value-type="float" office:value="14.0432459500024" calcext:value-type="float">
            <text:p>14.04324595</text:p>
          </table:table-cell>
          <table:table-cell table:style-name="ce2" table:formula="of:=STDEV([.E146:.BB146])" office:value-type="float" office:value="14.4165303786173" calcext:value-type="float">
            <text:p>14.416530378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5.93999999999992" calcext:value-type="float">
            <text:p>5.94</text:p>
          </table:table-cell>
          <table:table-cell table:style-name="ce2" office:value-type="float" office:value="17.74" calcext:value-type="float">
            <text:p>17.74</text:p>
          </table:table-cell>
          <table:table-cell table:style-name="ce2" office:value-type="float" office:value="29.8000000000019" calcext:value-type="float">
            <text:p>29.8</text:p>
          </table:table-cell>
          <table:table-cell table:style-name="ce2" office:value-type="float" office:value="11.9699999999998" calcext:value-type="float">
            <text:p>11.97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24.7600000000011" calcext:value-type="float">
            <text:p>24.7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19.7700000000003" calcext:value-type="float">
            <text:p>19.7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8.94999999999985" calcext:value-type="float">
            <text:p>8.9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8.4800000000001" calcext:value-type="float">
            <text:p>18.48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13.8599999999997" calcext:value-type="float">
            <text:p>13.86</text:p>
          </table:table-cell>
          <table:table-cell table:style-name="ce2" office:value-type="float" office:value="20.7500000000004" calcext:value-type="float">
            <text:p>20.75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3.21999999999998" calcext:value-type="float">
            <text:p>3.22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9.49999999999984" calcext:value-type="float">
            <text:p>9.5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6.16999999999991" calcext:value-type="float">
            <text:p>6.17</text:p>
          </table:table-cell>
          <table:table-cell table:formula="of:=AVERAGE([.E147:.AR147])" office:value-type="float" office:value="7.86775000000003" calcext:value-type="float">
            <text:p>7.86775</text:p>
          </table:table-cell>
          <table:table-cell table:formula="of:=STDEV([.E147:.AR147])" office:value-type="float" office:value="6.92612871020023" calcext:value-type="float">
            <text:p>6.9261287102</text:p>
          </table:table-cell>
          <table:table-cell table:style-name="ce2" table:number-columns-repeated="8"/>
          <table:table-cell table:style-name="ce2" table:formula="of:=AVERAGE([.E147:.BB147])" office:value-type="float" office:value="7.84533044548099" calcext:value-type="float">
            <text:p>7.8453304455</text:p>
          </table:table-cell>
          <table:table-cell table:style-name="ce2" table:formula="of:=STDEV([.E147:.BB147])" office:value-type="float" office:value="6.75664918653072" calcext:value-type="float">
            <text:p>6.756649186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2.3499999999998" calcext:value-type="float">
            <text:p>12.35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8.54999999999986" calcext:value-type="float">
            <text:p>8.55</text:p>
          </table:table-cell>
          <table:table-cell table:style-name="ce2" office:value-type="float" office:value="10.8399999999998" calcext:value-type="float">
            <text:p>10.84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4.20999999999995" calcext:value-type="float">
            <text:p>4.21</text:p>
          </table:table-cell>
          <table:table-cell table:style-name="ce2" office:value-type="float" office:value="12.8799999999998" calcext:value-type="float">
            <text:p>12.88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19.4500000000002" calcext:value-type="float">
            <text:p>19.45</text:p>
          </table:table-cell>
          <table:table-cell table:style-name="ce2" office:value-type="float" office:value="22.9200000000008" calcext:value-type="float">
            <text:p>22.92</text:p>
          </table:table-cell>
          <table:table-cell table:style-name="ce2" office:value-type="float" office:value="7.72999999999988" calcext:value-type="float">
            <text:p>7.73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8.64999999999986" calcext:value-type="float">
            <text:p>8.65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18.9000000000002" calcext:value-type="float">
            <text:p>18.9</text:p>
          </table:table-cell>
          <table:table-cell table:style-name="ce2" office:value-type="float" office:value="10.0999999999998" calcext:value-type="float">
            <text:p>10.1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26.0200000000013" calcext:value-type="float">
            <text:p>26.02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17.5199999999999" calcext:value-type="float">
            <text:p>17.52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5.43999999999993" calcext:value-type="float">
            <text:p>5.44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9.71999999999984" calcext:value-type="float">
            <text:p>9.72</text:p>
          </table:table-cell>
          <table:table-cell table:style-name="ce2" office:value-type="float" office:value="9.19999999999985" calcext:value-type="float">
            <text:p>9.2</text:p>
          </table:table-cell>
          <table:table-cell table:style-name="ce2" office:value-type="float" office:value="4.68999999999994" calcext:value-type="float">
            <text:p>4.69</text:p>
          </table:table-cell>
          <table:table-cell table:style-name="ce2" office:value-type="float" office:value="12.5099999999998" calcext:value-type="float">
            <text:p>12.51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2.7600000000008" calcext:value-type="float">
            <text:p>22.76</text:p>
          </table:table-cell>
          <table:table-cell table:formula="of:=AVERAGE([.E148:.AR148])" office:value-type="float" office:value="8.7485" calcext:value-type="float">
            <text:p>8.7485</text:p>
          </table:table-cell>
          <table:table-cell table:formula="of:=STDEV([.E148:.AR148])" office:value-type="float" office:value="6.26914894236378" calcext:value-type="float">
            <text:p>6.2691489424</text:p>
          </table:table-cell>
          <table:table-cell table:style-name="ce2" table:number-columns-repeated="8"/>
          <table:table-cell table:style-name="ce2" table:formula="of:=AVERAGE([.E148:.BB148])" office:value-type="float" office:value="8.68946783196104" calcext:value-type="float">
            <text:p>8.689467832</text:p>
          </table:table-cell>
          <table:table-cell table:style-name="ce2" table:formula="of:=STDEV([.E148:.BB148])" office:value-type="float" office:value="6.12628827705897" calcext:value-type="float">
            <text:p>6.126288277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5.0199999999997" calcext:value-type="float">
            <text:p>15.02</text:p>
          </table:table-cell>
          <table:table-cell office:value-type="float" office:value="9.25999999999985" calcext:value-type="float">
            <text:p>9.26</text:p>
          </table:table-cell>
          <table:table-cell office:value-type="float" office:value="3.94999999999996" calcext:value-type="float">
            <text:p>3.95</text:p>
          </table:table-cell>
          <table:table-cell table:style-name="ce2" office:value-type="float" office:value="7.42999999999989" calcext:value-type="float">
            <text:p>7.4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1.4699999999998" calcext:value-type="float">
            <text:p>11.47</text:p>
          </table:table-cell>
          <table:table-cell table:style-name="ce2" office:value-type="float" office:value="9.11999999999985" calcext:value-type="float">
            <text:p>9.12</text:p>
          </table:table-cell>
          <table:table-cell table:style-name="ce2" office:value-type="float" office:value="17.0999999999999" calcext:value-type="float">
            <text:p>17.1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9.20999999999985" calcext:value-type="float">
            <text:p>9.21</text:p>
          </table:table-cell>
          <table:table-cell table:style-name="ce2" office:value-type="float" office:value="7.92999999999988" calcext:value-type="float">
            <text:p>7.93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5.28999999999993" calcext:value-type="float">
            <text:p>5.29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10.0199999999998" calcext:value-type="float">
            <text:p>10.02</text:p>
          </table:table-cell>
          <table:table-cell table:style-name="ce2" office:value-type="float" office:value="10.3899999999998" calcext:value-type="float">
            <text:p>10.3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14.2499999999997" calcext:value-type="float">
            <text:p>14.25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9.9900000000003" calcext:value-type="float">
            <text:p>19.99</text:p>
          </table:table-cell>
          <table:table-cell table:style-name="ce2" office:value-type="float" office:value="3.78999999999996" calcext:value-type="float">
            <text:p>3.79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6.5899999999999" calcext:value-type="float">
            <text:p>6.59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12.5399999999998" calcext:value-type="float">
            <text:p>12.54</text:p>
          </table:table-cell>
          <table:table-cell table:style-name="ce2" office:value-type="float" office:value="2.49999999999999" calcext:value-type="float">
            <text:p>2.5</text:p>
          </table:table-cell>
          <table:table-cell office:value-type="float" office:value="5.53999999999993" calcext:value-type="float">
            <text:p>5.54</text:p>
          </table:table-cell>
          <table:table-cell table:style-name="ce2" office:value-type="float" office:value="15.8599999999997" calcext:value-type="float">
            <text:p>15.86</text:p>
          </table:table-cell>
          <table:table-cell table:style-name="ce2" office:value-type="float" office:value="12.9099999999998" calcext:value-type="float">
            <text:p>12.91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7.29999999999989" calcext:value-type="float">
            <text:p>7.3</text:p>
          </table:table-cell>
          <table:table-cell table:style-name="ce2" office:value-type="float" office:value="2.72999999999999" calcext:value-type="float">
            <text:p>2.73</text:p>
          </table:table-cell>
          <table:table-cell table:formula="of:=AVERAGE([.E149:.AR149])" office:value-type="float" office:value="7.26149999999991" calcext:value-type="float">
            <text:p>7.2615</text:p>
          </table:table-cell>
          <table:table-cell table:formula="of:=STDEV([.E149:.AR149])" office:value-type="float" office:value="4.69130376608045" calcext:value-type="float">
            <text:p>4.6913037661</text:p>
          </table:table-cell>
          <table:table-cell table:style-name="ce2" table:number-columns-repeated="8"/>
          <table:table-cell table:style-name="ce2" table:formula="of:=AVERAGE([.E149:.BB149])" office:value-type="float" office:value="7.20030485157326" calcext:value-type="float">
            <text:p>7.2003048516</text:p>
          </table:table-cell>
          <table:table-cell table:style-name="ce2" table:formula="of:=STDEV([.E149:.BB149])" office:value-type="float" office:value="4.59260682428389" calcext:value-type="float">
            <text:p>4.59260682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7.97999999999987" calcext:value-type="float">
            <text:p>7.98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1.81" calcext:value-type="float">
            <text:p>1.81</text:p>
          </table:table-cell>
          <table:table-cell table:style-name="ce2" office:value-type="float" office:value="11.4999999999998" calcext:value-type="float">
            <text:p>11.5</text:p>
          </table:table-cell>
          <table:table-cell table:style-name="ce2" office:value-type="float" office:value="12.2699999999998" calcext:value-type="float">
            <text:p>12.27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9.68999999999984" calcext:value-type="float">
            <text:p>9.69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8.3800000000001" calcext:value-type="float">
            <text:p>18.38</text:p>
          </table:table-cell>
          <table:table-cell table:style-name="ce2" office:value-type="float" office:value="13.4099999999998" calcext:value-type="float">
            <text:p>13.41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10.3599999999998" calcext:value-type="float">
            <text:p>10.36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9.23999999999985" calcext:value-type="float">
            <text:p>9.24</text:p>
          </table:table-cell>
          <table:table-cell table:style-name="ce2" office:value-type="float" office:value="3.97999999999996" calcext:value-type="float">
            <text:p>3.98</text:p>
          </table:table-cell>
          <table:table-cell table:style-name="ce2" office:value-type="float" office:value="5.31999999999993" calcext:value-type="float">
            <text:p>5.32</text:p>
          </table:table-cell>
          <table:table-cell table:number-columns-repeated="2" table:style-name="ce2" office:value-type="float" office:value="5.09999999999994" calcext:value-type="float">
            <text:p>5.1</text:p>
          </table:table-cell>
          <table:table-cell table:style-name="ce2" office:value-type="float" office:value="8.74999999999986" calcext:value-type="float">
            <text:p>8.75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29.2600000000018" calcext:value-type="float">
            <text:p>29.2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0.7600000000004" calcext:value-type="float">
            <text:p>20.76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7.21999999999989" calcext:value-type="float">
            <text:p>7.22</text:p>
          </table:table-cell>
          <table:table-cell table:style-name="ce2" office:value-type="float" office:value="13.8399999999998" calcext:value-type="float">
            <text:p>13.84</text:p>
          </table:table-cell>
          <table:table-cell office:value-type="float" office:value="7.23999999999989" calcext:value-type="float">
            <text:p>7.24</text:p>
          </table:table-cell>
          <table:table-cell table:style-name="ce2" office:value-type="float" office:value="10.2499999999998" calcext:value-type="float">
            <text:p>10.25</text:p>
          </table:table-cell>
          <table:table-cell table:style-name="ce2" office:value-type="float" office:value="22.0300000000006" calcext:value-type="float">
            <text:p>22.03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office:value-type="float" office:value="28.7200000000017" calcext:value-type="float">
            <text:p>28.72</text:p>
          </table:table-cell>
          <table:table-cell table:style-name="ce2" office:value-type="float" office:value="12.2199999999998" calcext:value-type="float">
            <text:p>12.22</text:p>
          </table:table-cell>
          <table:table-cell table:style-name="ce2" office:value-type="float" office:value="1.75" calcext:value-type="float">
            <text:p>1.75</text:p>
          </table:table-cell>
          <table:table-cell table:formula="of:=AVERAGE([.E150:.AR150])" office:value-type="float" office:value="8.50475000000004" calcext:value-type="float">
            <text:p>8.50475</text:p>
          </table:table-cell>
          <table:table-cell table:formula="of:=STDEV([.E150:.AR150])" office:value-type="float" office:value="6.95990826181099" calcext:value-type="float">
            <text:p>6.9599082618</text:p>
          </table:table-cell>
          <table:table-cell table:style-name="ce2" table:number-columns-repeated="8"/>
          <table:table-cell table:style-name="ce2" table:formula="of:=AVERAGE([.E150:.BB150])" office:value-type="float" office:value="8.46796805385268" calcext:value-type="float">
            <text:p>8.4679680539</text:p>
          </table:table-cell>
          <table:table-cell table:style-name="ce2" table:formula="of:=STDEV([.E150:.BB150])" office:value-type="float" office:value="6.79221633286614" calcext:value-type="float">
            <text:p>6.792216332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.13999999999998" calcext:value-type="float">
            <text:p>3.14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4.60999999999995" calcext:value-type="float">
            <text:p>4.61</text:p>
          </table:table-cell>
          <table:table-cell table:style-name="ce2" office:value-type="float" office:value="9.60999999999984" calcext:value-type="float">
            <text:p>9.61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16.1499999999997" calcext:value-type="float">
            <text:p>16.15</text:p>
          </table:table-cell>
          <table:table-cell table:style-name="ce2" office:value-type="float" office:value="3.39999999999997" calcext:value-type="float">
            <text:p>3.4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10.6499999999998" calcext:value-type="float">
            <text:p>10.65</text:p>
          </table:table-cell>
          <table:table-cell table:style-name="ce2" office:value-type="float" office:value="7.61999999999988" calcext:value-type="float">
            <text:p>7.62</text:p>
          </table:table-cell>
          <table:table-cell table:style-name="ce2" office:value-type="float" office:value="4.34999999999995" calcext:value-type="float">
            <text:p>4.35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41999999999993" calcext:value-type="float">
            <text:p>5.42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2.9400000000008" calcext:value-type="float">
            <text:p>22.94</text:p>
          </table:table-cell>
          <table:table-cell table:style-name="ce2" office:value-type="float" office:value="10.4199999999998" calcext:value-type="float">
            <text:p>10.42</text:p>
          </table:table-cell>
          <table:table-cell table:style-name="ce2" office:value-type="float" office:value="16.9599999999999" calcext:value-type="float">
            <text:p>16.96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8.48999999999986" calcext:value-type="float">
            <text:p>8.4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7.34999999999989" calcext:value-type="float">
            <text:p>7.35</text:p>
          </table:table-cell>
          <table:table-cell office:value-type="float" office:value="2.58999999999999" calcext:value-type="float">
            <text:p>2.59</text:p>
          </table:table-cell>
          <table:table-cell table:style-name="ce2" office:value-type="float" office:value="13.0299999999998" calcext:value-type="float">
            <text:p>13.03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16.7799999999998" calcext:value-type="float">
            <text:p>16.78</text:p>
          </table:table-cell>
          <table:table-cell table:style-name="ce2" office:value-type="float" office:value="6.8999999999999" calcext:value-type="float">
            <text:p>6.9</text:p>
          </table:table-cell>
          <table:table-cell table:formula="of:=AVERAGE([.E151:.AR151])" office:value-type="float" office:value="6.65524999999997" calcext:value-type="float">
            <text:p>6.65525</text:p>
          </table:table-cell>
          <table:table-cell table:formula="of:=STDEV([.E151:.AR151])" office:value-type="float" office:value="5.54467357597392" calcext:value-type="float">
            <text:p>5.544673576</text:p>
          </table:table-cell>
          <table:table-cell table:style-name="ce2" table:number-columns-repeated="8"/>
          <table:table-cell table:style-name="ce2" table:formula="of:=AVERAGE([.E151:.BB151])" office:value-type="float" office:value="6.62880770418983" calcext:value-type="float">
            <text:p>6.6288077042</text:p>
          </table:table-cell>
          <table:table-cell table:style-name="ce2" table:formula="of:=STDEV([.E151:.BB151])" office:value-type="float" office:value="5.4104614367554" calcext:value-type="float">
            <text:p>5.410461436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6.43999999999991" calcext:value-type="float">
            <text:p>6.44</text:p>
          </table:table-cell>
          <table:table-cell office:value-type="float" office:value="17.2599999999999" calcext:value-type="float">
            <text:p>17.26</text:p>
          </table:table-cell>
          <table:table-cell office:value-type="float" office:value="9.73999999999984" calcext:value-type="float">
            <text:p>9.74</text:p>
          </table:table-cell>
          <table:table-cell table:style-name="ce2" office:value-type="float" office:value="16.9499999999999" calcext:value-type="float">
            <text:p>16.95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6.5999999999999" calcext:value-type="float">
            <text:p>6.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8.86999999999986" calcext:value-type="float">
            <text:p>8.87</text:p>
          </table:table-cell>
          <table:table-cell table:style-name="ce2" office:value-type="float" office:value="14.9199999999997" calcext:value-type="float">
            <text:p>14.9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15.9399999999997" calcext:value-type="float">
            <text:p>15.94</text:p>
          </table:table-cell>
          <table:table-cell table:style-name="ce2" office:value-type="float" office:value="6.00999999999992" calcext:value-type="float">
            <text:p>6.01</text:p>
          </table:table-cell>
          <table:table-cell table:style-name="ce2" office:value-type="float" office:value="7.19999999999989" calcext:value-type="float">
            <text:p>7.2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28.7800000000017" calcext:value-type="float">
            <text:p>28.78</text:p>
          </table:table-cell>
          <table:table-cell table:style-name="ce2" office:value-type="float" office:value="16.3999999999998" calcext:value-type="float">
            <text:p>16.4</text:p>
          </table:table-cell>
          <table:table-cell table:style-name="ce2" office:value-type="float" office:value="8.05999999999987" calcext:value-type="float">
            <text:p>8.06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3.49999999999997" calcext:value-type="float">
            <text:p>3.5</text:p>
          </table:table-cell>
          <table:table-cell table:style-name="ce2" office:value-type="float" office:value="7.67999999999988" calcext:value-type="float">
            <text:p>7.6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.93999999999996" calcext:value-type="float">
            <text:p>3.94</text:p>
          </table:table-cell>
          <table:table-cell office:value-type="float" office:value="15.1499999999997" calcext:value-type="float">
            <text:p>15.15</text:p>
          </table:table-cell>
          <table:table-cell table:style-name="ce2" office:value-type="float" office:value="6.17999999999991" calcext:value-type="float">
            <text:p>6.1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34999999999993" calcext:value-type="float">
            <text:p>5.35</text:p>
          </table:table-cell>
          <table:table-cell table:formula="of:=AVERAGE([.E152:.AR152])" office:value-type="float" office:value="7.09624999999996" calcext:value-type="float">
            <text:p>7.09625</text:p>
          </table:table-cell>
          <table:table-cell table:formula="of:=STDEV([.E152:.AR152])" office:value-type="float" office:value="5.82381921013256" calcext:value-type="float">
            <text:p>5.8238192101</text:p>
          </table:table-cell>
          <table:table-cell table:style-name="ce2" table:number-columns-repeated="8"/>
          <table:table-cell table:style-name="ce2" table:formula="of:=AVERAGE([.E152:.BB152])" office:value-type="float" office:value="7.06595402881264" calcext:value-type="float">
            <text:p>7.0659540288</text:p>
          </table:table-cell>
          <table:table-cell table:style-name="ce2" table:formula="of:=STDEV([.E152:.BB152])" office:value-type="float" office:value="5.68339143875038" calcext:value-type="float">
            <text:p>5.683391438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7.70999999999988" calcext:value-type="float">
            <text:p>7.71</text:p>
          </table:table-cell>
          <table:table-cell office:value-type="float" office:value="15.9899999999997" calcext:value-type="float">
            <text:p>15.99</text:p>
          </table:table-cell>
          <table:table-cell office:value-type="float" office:value="11.0899999999998" calcext:value-type="float">
            <text:p>11.0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4.60999999999995" calcext:value-type="float">
            <text:p>4.61</text:p>
          </table:table-cell>
          <table:table-cell table:style-name="ce2" office:value-type="float" office:value="15.0099999999997" calcext:value-type="float">
            <text:p>15.01</text:p>
          </table:table-cell>
          <table:table-cell table:style-name="ce2" office:value-type="float" office:value="17.2199999999999" calcext:value-type="float">
            <text:p>17.22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12.4399999999998" calcext:value-type="float">
            <text:p>12.44</text:p>
          </table:table-cell>
          <table:table-cell table:style-name="ce2" office:value-type="float" office:value="3.22999999999997" calcext:value-type="float">
            <text:p>3.23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47999999999991" calcext:value-type="float">
            <text:p>6.4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45999999999999" calcext:value-type="float">
            <text:p>2.46</text:p>
          </table:table-cell>
          <table:table-cell office:value-type="float" office:value="13.4699999999998" calcext:value-type="float">
            <text:p>13.47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18.3600000000001" calcext:value-type="float">
            <text:p>18.36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3.85999999999996" calcext:value-type="float">
            <text:p>3.86</text:p>
          </table:table-cell>
          <table:table-cell table:formula="of:=AVERAGE([.E153:.AR153])" office:value-type="float" office:value="6.15874999999993" calcext:value-type="float">
            <text:p>6.15875</text:p>
          </table:table-cell>
          <table:table-cell table:formula="of:=STDEV([.E153:.AR153])" office:value-type="float" office:value="4.58870697808966" calcext:value-type="float">
            <text:p>4.5887069781</text:p>
          </table:table-cell>
          <table:table-cell table:style-name="ce2" table:number-columns-repeated="8"/>
          <table:table-cell table:style-name="ce2" table:formula="of:=AVERAGE([.E153:.BB153])" office:value-type="float" office:value="6.12136802328778" calcext:value-type="float">
            <text:p>6.1213680233</text:p>
          </table:table-cell>
          <table:table-cell table:style-name="ce2" table:formula="of:=STDEV([.E153:.BB153])" office:value-type="float" office:value="4.48194040425477" calcext:value-type="float">
            <text:p>4.4819404043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5.99999999999992" calcext:value-type="float">
            <text:p>6</text:p>
          </table:table-cell>
          <table:table-cell office:value-type="float" office:value="29.4200000000018" calcext:value-type="float">
            <text:p>29.42</text:p>
          </table:table-cell>
          <table:table-cell office:value-type="float" office:value="3.03999999999998" calcext:value-type="float">
            <text:p>3.04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7.87999999999988" calcext:value-type="float">
            <text:p>7.88</text:p>
          </table:table-cell>
          <table:table-cell table:style-name="ce2" office:value-type="float" office:value="7.66999999999988" calcext:value-type="float">
            <text:p>7.67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10.8699999999998" calcext:value-type="float">
            <text:p>10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9.41999999999984" calcext:value-type="float">
            <text:p>9.42</text:p>
          </table:table-cell>
          <table:table-cell table:style-name="ce2" office:value-type="float" office:value="9.39999999999984" calcext:value-type="float">
            <text:p>9.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8.79999999999986" calcext:value-type="float">
            <text:p>8.8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8.49999999999986" calcext:value-type="float">
            <text:p>8.5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13.0199999999998" calcext:value-type="float">
            <text:p>13.02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9.85999999999983" calcext:value-type="float">
            <text:p>9.86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95999999999994" calcext:value-type="float">
            <text:p>4.96</text:p>
          </table:table-cell>
          <table:table-cell table:formula="of:=AVERAGE([.E154:.AR154])" office:value-type="float" office:value="5.90624999999998" calcext:value-type="float">
            <text:p>5.90625</text:p>
          </table:table-cell>
          <table:table-cell table:formula="of:=STDEV([.E154:.AR154])" office:value-type="float" office:value="5.01110545534787" calcext:value-type="float">
            <text:p>5.0111054553</text:p>
          </table:table-cell>
          <table:table-cell table:style-name="ce2" table:number-columns-repeated="8"/>
          <table:table-cell table:style-name="ce2" table:formula="of:=AVERAGE([.E154:.BB154])" office:value-type="float" office:value="5.88493703465112" calcext:value-type="float">
            <text:p>5.8849370347</text:p>
          </table:table-cell>
          <table:table-cell table:style-name="ce2" table:formula="of:=STDEV([.E154:.BB154])" office:value-type="float" office:value="4.88930675686369" calcext:value-type="float">
            <text:p>4.8893067569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8.89999999999986" calcext:value-type="float">
            <text:p>8.9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3.41999999999997" calcext:value-type="float">
            <text:p>3.42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6.9199999999999" calcext:value-type="float">
            <text:p>6.92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17.2899999999999" calcext:value-type="float">
            <text:p>17.29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8.43999999999986" calcext:value-type="float">
            <text:p>8.44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6.36999999999991" calcext:value-type="float">
            <text:p>6.37</text:p>
          </table:table-cell>
          <table:table-cell table:style-name="ce2" office:value-type="float" office:value="6.30999999999991" calcext:value-type="float">
            <text:p>6.31</text:p>
          </table:table-cell>
          <table:table-cell table:style-name="ce2" office:value-type="float" office:value="9.16999999999985" calcext:value-type="float">
            <text:p>9.17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8.69999999999986" calcext:value-type="float">
            <text:p>8.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32999999999999" calcext:value-type="float">
            <text:p>2.33</text:p>
          </table:table-cell>
          <table:table-cell table:style-name="ce2" office:value-type="float" office:value="9.79999999999984" calcext:value-type="float">
            <text:p>9.8</text:p>
          </table:table-cell>
          <table:table-cell office:value-type="float" office:value="1.95" calcext:value-type="float">
            <text:p>1.95</text:p>
          </table:table-cell>
          <table:table-cell table:style-name="ce2" office:value-type="float" office:value="7.17999999999989" calcext:value-type="float">
            <text:p>7.18</text:p>
          </table:table-cell>
          <table:table-cell table:style-name="ce2" office:value-type="float" office:value="13.3399999999998" calcext:value-type="float">
            <text:p>13.34</text:p>
          </table:table-cell>
          <table:table-cell table:style-name="ce2" office:value-type="float" office:value="7.28999999999989" calcext:value-type="float">
            <text:p>7.29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52999999999999" calcext:value-type="float">
            <text:p>2.53</text:p>
          </table:table-cell>
          <table:table-cell table:style-name="ce2" office:value-type="float" office:value="2.18" calcext:value-type="float">
            <text:p>2.18</text:p>
          </table:table-cell>
          <table:table-cell table:formula="of:=AVERAGE([.E155:.AR155])" office:value-type="float" office:value="5.60024999999993" calcext:value-type="float">
            <text:p>5.60025</text:p>
          </table:table-cell>
          <table:table-cell table:formula="of:=STDEV([.E155:.AR155])" office:value-type="float" office:value="3.48119747117755" calcext:value-type="float">
            <text:p>3.4811974712</text:p>
          </table:table-cell>
          <table:table-cell table:style-name="ce2" table:number-columns-repeated="8"/>
          <table:table-cell table:style-name="ce2" table:formula="of:=AVERAGE([.E155:.BB155])" office:value-type="float" office:value="5.5497963683613" calcext:value-type="float">
            <text:p>5.5497963684</text:p>
          </table:table-cell>
          <table:table-cell table:style-name="ce2" table:formula="of:=STDEV([.E155:.BB155])" office:value-type="float" office:value="3.41093709756082" calcext:value-type="float">
            <text:p>3.410937097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97999999999998" calcext:value-type="float">
            <text:p>2.98</text:p>
          </table:table-cell>
          <table:table-cell office:value-type="float" office:value="2.08" calcext:value-type="float">
            <text:p>2.08</text:p>
          </table:table-cell>
          <table:table-cell office:value-type="float" office:value="7.32999999999989" calcext:value-type="float">
            <text:p>7.3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12.8999999999998" calcext:value-type="float">
            <text:p>12.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5.65999999999992" calcext:value-type="float">
            <text:p>5.66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7.0099999999999" calcext:value-type="float">
            <text:p>17.01</text:p>
          </table:table-cell>
          <table:table-cell table:style-name="ce2" office:value-type="float" office:value="11.5399999999998" calcext:value-type="float">
            <text:p>11.54</text:p>
          </table:table-cell>
          <table:table-cell table:style-name="ce2" office:value-type="float" office:value="10.1199999999998" calcext:value-type="float">
            <text:p>10.12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3.79999999999996" calcext:value-type="float">
            <text:p>3.8</text:p>
          </table:table-cell>
          <table:table-cell office:value-type="float" office:value="19.8400000000003" calcext:value-type="float">
            <text:p>19.84</text:p>
          </table:table-cell>
          <table:table-cell table:style-name="ce2" office:value-type="float" office:value="11.9999999999998" calcext:value-type="float">
            <text:p>12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10.0299999999998" calcext:value-type="float">
            <text:p>10.03</text:p>
          </table:table-cell>
          <table:table-cell table:style-name="ce2" office:value-type="float" office:value="8.55999999999986" calcext:value-type="float">
            <text:p>8.5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5.14999999999993" calcext:value-type="float">
            <text:p>5.15</text:p>
          </table:table-cell>
          <table:table-cell table:formula="of:=AVERAGE([.E156:.AR156])" office:value-type="float" office:value="6.71249999999992" calcext:value-type="float">
            <text:p>6.7125</text:p>
          </table:table-cell>
          <table:table-cell table:formula="of:=STDEV([.E156:.AR156])" office:value-type="float" office:value="4.3260610081405" calcext:value-type="float">
            <text:p>4.3260610081</text:p>
          </table:table-cell>
          <table:table-cell table:style-name="ce2" table:number-columns-repeated="8"/>
          <table:table-cell table:style-name="ce2" table:formula="of:=AVERAGE([.E156:.BB156])" office:value-type="float" office:value="6.65568002400327" calcext:value-type="float">
            <text:p>6.655680024</text:p>
          </table:table-cell>
          <table:table-cell table:style-name="ce2" table:formula="of:=STDEV([.E156:.BB156])" office:value-type="float" office:value="4.23526669663205" calcext:value-type="float">
            <text:p>4.2352666966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2.92999999999998" calcext:value-type="float">
            <text:p>2.93</text:p>
          </table:table-cell>
          <table:table-cell office:value-type="float" office:value="2.94999999999998" calcext:value-type="float">
            <text:p>2.95</text:p>
          </table:table-cell>
          <table:table-cell office:value-type="float" office:value="7.93999999999988" calcext:value-type="float">
            <text:p>7.94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25999999999997" calcext:value-type="float">
            <text:p>3.2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11.8499999999998" calcext:value-type="float">
            <text:p>11.85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8.62999999999986" calcext:value-type="float">
            <text:p>8.63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9.58999999999984" calcext:value-type="float">
            <text:p>9.59</text:p>
          </table:table-cell>
          <table:table-cell table:style-name="ce2" office:value-type="float" office:value="3.75999999999996" calcext:value-type="float">
            <text:p>3.76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13.2499999999998" calcext:value-type="float">
            <text:p>13.25</text:p>
          </table:table-cell>
          <table:table-cell table:style-name="ce2" office:value-type="float" office:value="11.3099999999998" calcext:value-type="float">
            <text:p>11.31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2.82999999999998" calcext:value-type="float">
            <text:p>2.83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4.32999999999995" calcext:value-type="float">
            <text:p>4.33</text:p>
          </table:table-cell>
          <table:table-cell office:value-type="float" office:value="3.47999999999997" calcext:value-type="float">
            <text:p>3.48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2.52999999999999" calcext:value-type="float">
            <text:p>2.53</text:p>
          </table:table-cell>
          <table:table-cell table:formula="of:=AVERAGE([.E157:.AR157])" office:value-type="float" office:value="4.87824999999994" calcext:value-type="float">
            <text:p>4.87825</text:p>
          </table:table-cell>
          <table:table-cell table:formula="of:=STDEV([.E157:.AR157])" office:value-type="float" office:value="3.00381969439078" calcext:value-type="float">
            <text:p>3.0038196944</text:p>
          </table:table-cell>
          <table:table-cell table:style-name="ce2" table:number-columns-repeated="8"/>
          <table:table-cell table:style-name="ce2" table:formula="of:=AVERAGE([.E157:.BB157])" office:value-type="float" office:value="4.83362070700925" calcext:value-type="float">
            <text:p>4.833620707</text:p>
          </table:table-cell>
          <table:table-cell table:style-name="ce2" table:formula="of:=STDEV([.E157:.BB157])" office:value-type="float" office:value="2.94388250350133" calcext:value-type="float">
            <text:p>2.9438825035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12999999999996" calcext:value-type="float">
            <text:p>4.1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5.07999999999994" calcext:value-type="float">
            <text:p>5.0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9.08999999999985" calcext:value-type="float">
            <text:p>9.09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13.7699999999998" calcext:value-type="float">
            <text:p>13.77</text:p>
          </table:table-cell>
          <table:table-cell table:style-name="ce2" office:value-type="float" office:value="10.1499999999998" calcext:value-type="float">
            <text:p>10.15</text:p>
          </table:table-cell>
          <table:table-cell table:style-name="ce2" office:value-type="float" office:value="16.0299999999997" calcext:value-type="float">
            <text:p>16.0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2.60999999999999" calcext:value-type="float">
            <text:p>2.6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.11" calcext:value-type="float">
            <text:p>2.11</text:p>
          </table:table-cell>
          <table:table-cell office:value-type="float" office:value="5.08999999999994" calcext:value-type="float">
            <text:p>5.09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6.18999999999991" calcext:value-type="float">
            <text:p>6.19</text:p>
          </table:table-cell>
          <table:table-cell table:style-name="ce2" office:value-type="float" office:value="7.43999999999989" calcext:value-type="float">
            <text:p>7.44</text:p>
          </table:table-cell>
          <table:table-cell table:formula="of:=AVERAGE([.E158:.AR158])" office:value-type="float" office:value="5.06599999999995" calcext:value-type="float">
            <text:p>5.066</text:p>
          </table:table-cell>
          <table:table-cell table:formula="of:=STDEV([.E158:.AR158])" office:value-type="float" office:value="3.69511860952544" calcext:value-type="float">
            <text:p>3.6951186095</text:p>
          </table:table-cell>
          <table:table-cell table:style-name="ce2" table:number-columns-repeated="8"/>
          <table:table-cell table:style-name="ce2" table:formula="of:=AVERAGE([.E158:.BB158])" office:value-type="float" office:value="5.03335996689341" calcext:value-type="float">
            <text:p>5.0333599669</text:p>
          </table:table-cell>
          <table:table-cell table:style-name="ce2" table:formula="of:=STDEV([.E158:.BB158])" office:value-type="float" office:value="3.61006969114801" calcext:value-type="float">
            <text:p>3.6100696911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3.74999999999996" calcext:value-type="float">
            <text:p>3.75</text:p>
          </table:table-cell>
          <table:table-cell office:value-type="float" office:value="1.85" calcext:value-type="float">
            <text:p>1.85</text:p>
          </table:table-cell>
          <table:table-cell office:value-type="float" office:value="2.73999999999999" calcext:value-type="float">
            <text:p>2.74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7.39999999999989" calcext:value-type="float">
            <text:p>7.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3.76999999999996" calcext:value-type="float">
            <text:p>3.77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7.13999999999989" calcext:value-type="float">
            <text:p>7.14</text:p>
          </table:table-cell>
          <table:table-cell table:style-name="ce2" office:value-type="float" office:value="7.04999999999989" calcext:value-type="float">
            <text:p>7.0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7.24999999999989" calcext:value-type="float">
            <text:p>7.25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1.7399999999998" calcext:value-type="float">
            <text:p>11.74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2.49999999999999" calcext:value-type="float">
            <text:p>2.5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6.32999999999991" calcext:value-type="float">
            <text:p>6.33</text:p>
          </table:table-cell>
          <table:table-cell office:value-type="float" office:value="4.16999999999996" calcext:value-type="float">
            <text:p>4.17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8.27999999999987" calcext:value-type="float">
            <text:p>8.2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03999999999996" calcext:value-type="float">
            <text:p>4.04</text:p>
          </table:table-cell>
          <table:table-cell table:formula="of:=AVERAGE([.E159:.AR159])" office:value-type="float" office:value="4.29824999999995" calcext:value-type="float">
            <text:p>4.29825</text:p>
          </table:table-cell>
          <table:table-cell table:formula="of:=STDEV([.E159:.AR159])" office:value-type="float" office:value="2.32703276177168" calcext:value-type="float">
            <text:p>2.3270327618</text:p>
          </table:table-cell>
          <table:table-cell table:style-name="ce2" table:number-columns-repeated="8"/>
          <table:table-cell table:style-name="ce2" table:formula="of:=AVERAGE([.E159:.BB159])" office:value-type="float" office:value="4.25131625623261" calcext:value-type="float">
            <text:p>4.2513162562</text:p>
          </table:table-cell>
          <table:table-cell table:style-name="ce2" table:formula="of:=STDEV([.E159:.BB159])" office:value-type="float" office:value="2.28985758581296" calcext:value-type="float">
            <text:p>2.2898575858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4.61999999999995" calcext:value-type="float">
            <text:p>4.62</text:p>
          </table:table-cell>
          <table:table-cell office:value-type="float" office:value="2.14" calcext:value-type="float">
            <text:p>2.14</text:p>
          </table:table-cell>
          <table:table-cell office:value-type="float" office:value="2.95999999999998" calcext:value-type="float">
            <text:p>2.9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office:value-type="float" office:value="7.0199999999999" calcext:value-type="float">
            <text:p>7.02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4.47999999999995" calcext:value-type="float">
            <text:p>4.48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11.0299999999998" calcext:value-type="float">
            <text:p>11.0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3.93999999999996" calcext:value-type="float">
            <text:p>3.9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3.50999999999997" calcext:value-type="float">
            <text:p>3.5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52999999999995" calcext:value-type="float">
            <text:p>4.53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10.5499999999998" calcext:value-type="float">
            <text:p>10.55</text:p>
          </table:table-cell>
          <table:table-cell office:value-type="float" office:value="5.66999999999992" calcext:value-type="float">
            <text:p>5.67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2.04" calcext:value-type="float">
            <text:p>2.04</text:p>
          </table:table-cell>
          <table:table-cell table:formula="of:=AVERAGE([.E160:.AR160])" office:value-type="float" office:value="4.54999999999995" calcext:value-type="float">
            <text:p>4.55</text:p>
          </table:table-cell>
          <table:table-cell table:formula="of:=STDEV([.E160:.AR160])" office:value-type="float" office:value="2.41649141716467" calcext:value-type="float">
            <text:p>2.4164914172</text:p>
          </table:table-cell>
          <table:table-cell table:style-name="ce2" table:number-columns-repeated="8"/>
          <table:table-cell table:style-name="ce2" table:formula="of:=AVERAGE([.E160:.BB160])" office:value-type="float" office:value="4.49920217659911" calcext:value-type="float">
            <text:p>4.4992021766</text:p>
          </table:table-cell>
          <table:table-cell table:style-name="ce2" table:formula="of:=STDEV([.E160:.BB160])" office:value-type="float" office:value="2.37969705635395" calcext:value-type="float">
            <text:p>2.379697056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17999999999998" calcext:value-type="float">
            <text:p>3.18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05" calcext:value-type="float">
            <text:p>2.05</text:p>
          </table:table-cell>
          <table:table-cell table:style-name="ce2" office:value-type="float" office:value="2.33999999999999" calcext:value-type="float">
            <text:p>2.3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10.1099999999998" calcext:value-type="float">
            <text:p>10.1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3.24999999999997" calcext:value-type="float">
            <text:p>3.2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.69999999999996" calcext:value-type="float">
            <text:p>3.7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1.5199999999998" calcext:value-type="float">
            <text:p>11.52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3.78999999999996" calcext:value-type="float">
            <text:p>3.79</text:p>
          </table:table-cell>
          <table:table-cell office:value-type="float" office:value="2.14" calcext:value-type="float">
            <text:p>2.14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6.43999999999991" calcext:value-type="float">
            <text:p>6.44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5.16999999999993" calcext:value-type="float">
            <text:p>5.17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.46999999999997" calcext:value-type="float">
            <text:p>3.47</text:p>
          </table:table-cell>
          <table:table-cell table:formula="of:=AVERAGE([.E161:.AR161])" office:value-type="float" office:value="4.19324999999995" calcext:value-type="float">
            <text:p>4.19325</text:p>
          </table:table-cell>
          <table:table-cell table:formula="of:=STDEV([.E161:.AR161])" office:value-type="float" office:value="2.66792859964809" calcext:value-type="float">
            <text:p>2.6679285996</text:p>
          </table:table-cell>
          <table:table-cell table:style-name="ce2" table:number-columns-repeated="8"/>
          <table:table-cell table:style-name="ce2" table:formula="of:=AVERAGE([.E161:.BB161])" office:value-type="float" office:value="4.1569328238011" calcext:value-type="float">
            <text:p>4.1569328238</text:p>
          </table:table-cell>
          <table:table-cell table:style-name="ce2" table:formula="of:=STDEV([.E161:.BB161])" office:value-type="float" office:value="2.61266655442151" calcext:value-type="float">
            <text:p>2.6126665544</text:p>
          </table:table-cell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5.64999999999992" calcext:value-type="float">
            <text:p>5.6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.22" calcext:value-type="float">
            <text:p>2.2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11.6599999999998" calcext:value-type="float">
            <text:p>11.66</text:p>
          </table:table-cell>
          <table:table-cell table:style-name="ce2" office:value-type="float" office:value="4.15999999999996" calcext:value-type="float">
            <text:p>4.16</text:p>
          </table:table-cell>
          <table:table-cell table:style-name="ce2" office:value-type="float" office:value="6.8499999999999" calcext:value-type="float">
            <text:p>6.85</text:p>
          </table:table-cell>
          <table:table-cell table:style-name="ce2" office:value-type="float" office:value="4.81999999999994" calcext:value-type="float">
            <text:p>4.82</text:p>
          </table:table-cell>
          <table:table-cell table:style-name="ce2" office:value-type="float" office:value="2.89999999999998" calcext:value-type="float">
            <text:p>2.9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.69999999999999" calcext:value-type="float">
            <text:p>2.7</text:p>
          </table:table-cell>
          <table:table-cell table:style-name="ce2" office:value-type="float" office:value="5.37999999999993" calcext:value-type="float">
            <text:p>5.38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20.6400000000004" calcext:value-type="float">
            <text:p>20.64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7.56999999999988" calcext:value-type="float">
            <text:p>7.5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2.76999999999998" calcext:value-type="float">
            <text:p>2.77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.98999999999998" calcext:value-type="float">
            <text:p>2.99</text:p>
          </table:table-cell>
          <table:table-cell office:value-type="float" office:value="5.05999999999994" calcext:value-type="float">
            <text:p>5.0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4.01999999999996" calcext:value-type="float">
            <text:p>4.02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2.93999999999998" calcext:value-type="float">
            <text:p>2.94</text:p>
          </table:table-cell>
          <table:table-cell table:formula="of:=AVERAGE([.E162:.AR162])" office:value-type="float" office:value="4.25474999999997" calcext:value-type="float">
            <text:p>4.25475</text:p>
          </table:table-cell>
          <table:table-cell table:formula="of:=STDEV([.E162:.AR162])" office:value-type="float" office:value="3.31985710806187" calcext:value-type="float">
            <text:p>3.3198571081</text:p>
          </table:table-cell>
          <table:table-cell table:style-name="ce2" table:number-columns-repeated="8"/>
          <table:table-cell table:style-name="ce2" table:formula="of:=AVERAGE([.E162:.BB162])" office:value-type="float" office:value="4.23249064543002" calcext:value-type="float">
            <text:p>4.2324906454</text:p>
          </table:table-cell>
          <table:table-cell table:style-name="ce2" table:formula="of:=STDEV([.E162:.BB162])" office:value-type="float" office:value="3.24108462764956" calcext:value-type="float">
            <text:p>3.2410846276</text:p>
          </table:table-cell>
          <table:table-cell table:style-name="ce2" table:number-columns-repeated="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/00/0000</text:date>, <text:time style:data-style-name="N2" text:time-value="15:16:52.648344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08:56:03.193479547</dc:date>
    <meta:editing-duration>P1DT3H23M20S</meta:editing-duration>
    <meta:editing-cycles>32</meta:editing-cycles>
    <meta:generator>LibreOffice/5.1.6.2$Linux_X86_64 LibreOffice_project/10m0$Build-2</meta:generator>
    <meta:document-statistic meta:table-count="1" meta:cell-count="21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trial_times_NO_REPLAY_ALL.AS3:trial_times_NO_REPLAY_ALL.AS23" chart:data-source-has-labels="row" svg:x="0.32cm" svg:y="0.18cm" svg:width="12.772cm" svg:height="8.64cm">
          <chartooo:coordinate-region svg:x="0.756cm" svg:y="0.379cm" svg:width="11.9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S4:trial_times_NO_REPLAY_ALL.AS23" chart:label-cell-address="trial_times_NO_REPLAY_ALL.AS3:trial_times_NO_REPLAY_ALL.AS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AS3:trial_times_NO_REPLAY_ALL.A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rial_times_NO_REPLAY_ALL.AS4:trial_times_NO_REPLAY_ALL.AS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trial_times_NO_REPLAY_ALL.AS96:trial_times_NO_REPLAY_ALL.AS115" svg:x="0.32cm" svg:y="0.18cm" svg:width="12.296cm" svg:height="8.64cm">
          <chartooo:coordinate-region svg:x="0.756cm" svg:y="0.379cm" svg:width="11.4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S96:trial_times_NO_REPLAY_ALL.AS11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rial_times_NO_REPLAY_ALL.AS96:trial_times_NO_REPLAY_ALL.AS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trial_times_NO_REPLAY_ALL.AS51:trial_times_NO_REPLAY_ALL.AS71" chart:data-source-has-labels="row" svg:x="0.32cm" svg:y="0.18cm" svg:width="12.772cm" svg:height="8.64cm">
          <chartooo:coordinate-region svg:x="0.756cm" svg:y="0.379cm" svg:width="11.9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S52:trial_times_NO_REPLAY_ALL.AS71" chart:label-cell-address="trial_times_NO_REPLAY_ALL.AS51:trial_times_NO_REPLAY_ALL.AS5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trial_times_NO_REPLAY_ALL.AS51:trial_times_NO_REPLAY_ALL.AS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025000000001">
                <text:p>14.5025000000001</text:p>
                <draw:g>
                  <svg:desc>trial_times_NO_REPLAY_ALL.AS52:trial_times_NO_REPLAY_ALL.AS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9725">
                <text:p>16.5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7675">
                <text:p>11.77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1024999999991">
                <text:p>7.7102499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049999999998">
                <text:p>7.8504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8974999999999">
                <text:p>7.58974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349999999994">
                <text:p>5.62349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0684210526319">
                <text:p>6.50684210526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099999999996">
                <text:p>5.38099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7224999999995">
                <text:p>4.57224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7749999999996">
                <text:p>4.9774999999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7399999999998">
                <text:p>5.073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717948717946">
                <text:p>4.07717948717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049999999997">
                <text:p>3.5504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74999999996">
                <text:p>4.06074999999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7574999999996">
                <text:p>4.57574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8236842105257">
                <text:p>4.88236842105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8124999999997">
                <text:p>3.88124999999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5074999999996">
                <text:p>4.35074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9974999999998">
                <text:p>4.29974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